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_6" svg:font-family="SUN7_6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UN7_6" fo:font-size="32pt" style:font-size-asian="32pt" style:font-size-complex="32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mpact76_PT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A_pedra_angular</text:p>
            <text:p>(e21c)</text:p>
          </table:table-cell>
          <table:table-cell office:value-type="string" calcext:value-type="string">
            <text:p></text:p>
          </table:table-cell>
          <table:table-cell office:value-type="string" calcext:value-type="string">
            <text:p>Acaz</text:p>
            <text:p>(ea61)</text:p>
          </table:table-cell>
          <table:table-cell office:value-type="string" calcext:value-type="string">
            <text:p></text:p>
          </table:table-cell>
          <table:table-cell office:value-type="string" calcext:value-type="string">
            <text:p>Agripa</text:p>
            <text:p>(eb9d)</text:p>
          </table:table-cell>
          <table:table-cell office:value-type="string" calcext:value-type="string">
            <text:p></text:p>
          </table:table-cell>
          <table:table-cell office:value-type="string" calcext:value-type="string">
            <text:p>Amom</text:p>
            <text:p>(ea64)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om</text:p>
            <text:p>(ecd7)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acenar</text:p>
            <text:p>(e040)</text:p>
          </table:table-cell>
          <table:table-cell office:value-type="string" calcext:value-type="string">
            <text:p></text:p>
          </table:table-cell>
          <table:table-cell office:value-type="string" calcext:value-type="string">
            <text:p>agulha</text:p>
            <text:p>(e078)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amortecer</text:p>
            <text:p>(e26c)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  <text:p>(ea96)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acima</text:p>
            <text:p>(e315)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ajoelhar</text:p>
            <text:p>(e138)</text:p>
          </table:table-cell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  <text:p>(ebb9)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abençoado</text:p>
            <text:p>(ea21)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cima_de</text:p>
            <text:p>(e110)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ajudar</text:p>
            <text:p>(e13a)</text:p>
          </table:table-cell>
          <table:table-cell office:value-type="string" calcext:value-type="string">
            <text:p></text:p>
          </table:table-cell>
          <table:table-cell office:value-type="string" calcext:value-type="string">
            <text:p>amplo</text:p>
            <text:p>(ecc4)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abençoar</text:p>
            <text:p>(e05c)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usar</text:p>
            <text:p>(e055)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ro</text:p>
            <text:p>(e0d4)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amável</text:p>
            <text:p>(e26d)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aberto</text:p>
            <text:p>(e18a)</text:p>
          </table:table-cell>
          <table:table-cell office:value-type="string" calcext:value-type="string">
            <text:p></text:p>
          </table:table-cell>
          <table:table-cell office:value-type="string" calcext:value-type="string">
            <text:p>Adi</text:p>
            <text:p>(ec50)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alardear</text:p>
            <text:p>(e14b)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amável__gentil</text:p>
            <text:p>(e01c)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ar</text:p>
            <text:p>(e35f)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adiante</text:p>
            <text:p>(e318)</text:p>
          </table:table-cell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  <text:p>(ea14)</text:p>
          </table:table-cell>
          <table:table-cell office:value-type="string" calcext:value-type="string">
            <text:p></text:p>
          </table:table-cell>
          <table:table-cell office:value-type="string" calcext:value-type="string">
            <text:p>amável_mesmo</text:p>
            <text:p>(ed00)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  <text:p>(ec4d)</text:p>
          </table:table-cell>
          <table:table-cell office:value-type="string" calcext:value-type="string">
            <text:p></text:p>
          </table:table-cell>
          <table:table-cell office:value-type="string" calcext:value-type="string">
            <text:p>Admin</text:p>
            <text:p>(ec51)</text:p>
          </table:table-cell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  <text:p>(eb5a)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ém</text:p>
            <text:p>(e100)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ismo</text:p>
            <text:p>(ec4e)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tar</text:p>
            <text:p>(e177)</text:p>
          </table:table-cell>
          <table:table-cell office:value-type="string" calcext:value-type="string">
            <text:p></text:p>
          </table:table-cell>
          <table:table-cell office:value-type="string" calcext:value-type="string">
            <text:p>Alfeu</text:p>
            <text:p>(ec24)</text:p>
          </table:table-cell>
          <table:table-cell office:value-type="string" calcext:value-type="string">
            <text:p></text:p>
          </table:table-cell>
          <table:table-cell office:value-type="string" calcext:value-type="string">
            <text:p>Amós</text:p>
            <text:p>(ec47)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úde</text:p>
            <text:p>(ea6a)</text:p>
          </table:table-cell>
          <table:table-cell office:value-type="string" calcext:value-type="string">
            <text:p></text:p>
          </table:table-cell>
          <table:table-cell office:value-type="string" calcext:value-type="string">
            <text:p>Adramitino</text:p>
            <text:p>(eb93)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alma</text:p>
            <text:p>(e10f)</text:p>
          </table:table-cell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  <text:p>(eb65)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ção</text:p>
            <text:p>(e0a4)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ério</text:p>
            <text:p>(e027)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  <text:p>(ea3c)</text:p>
          </table:table-cell>
          <table:table-cell office:value-type="string" calcext:value-type="string">
            <text:p></text:p>
          </table:table-cell>
          <table:table-cell office:value-type="string" calcext:value-type="string">
            <text:p>anciãos</text:p>
            <text:p>(eb62)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âo</text:p>
            <text:p>(e373)</text:p>
          </table:table-cell>
          <table:table-cell office:value-type="string" calcext:value-type="string">
            <text:p></text:p>
          </table:table-cell>
          <table:table-cell office:value-type="string" calcext:value-type="string">
            <text:p>Adão</text:p>
            <text:p>(ec4f)</text:p>
          </table:table-cell>
          <table:table-cell office:value-type="string" calcext:value-type="string">
            <text:p></text:p>
          </table:table-cell>
          <table:table-cell office:value-type="string" calcext:value-type="string">
            <text:p>altura</text:p>
            <text:p>(ecc1)</text:p>
          </table:table-cell>
          <table:table-cell office:value-type="string" calcext:value-type="string">
            <text:p></text:p>
          </table:table-cell>
          <table:table-cell office:value-type="string" calcext:value-type="string">
            <text:p>André</text:p>
            <text:p>(e357)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absinto</text:p>
            <text:p>(ecd3)</text:p>
          </table:table-cell>
          <table:table-cell office:value-type="string" calcext:value-type="string">
            <text:p></text:p>
          </table:table-cell>
          <table:table-cell office:value-type="string" calcext:value-type="string">
            <text:p>afiado</text:p>
            <text:p>(ebf3)</text:p>
          </table:table-cell>
          <table:table-cell office:value-type="string" calcext:value-type="string">
            <text:p></text:p>
          </table:table-cell>
          <table:table-cell office:value-type="string" calcext:value-type="string">
            <text:p>amarelo</text:p>
            <text:p>(ecdb)</text:p>
          </table:table-cell>
          <table:table-cell office:value-type="string" calcext:value-type="string">
            <text:p></text:p>
          </table:table-cell>
          <table:table-cell office:value-type="string" calcext:value-type="string">
            <text:p>Andrônico</text:p>
            <text:p>(ebba)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ías</text:p>
            <text:p>(ea5b)</text:p>
          </table:table-cell>
          <table:table-cell office:value-type="string" calcext:value-type="string">
            <text:p></text:p>
          </table:table-cell>
          <table:table-cell office:value-type="string" calcext:value-type="string">
            <text:p>Agar</text:p>
            <text:p>(ecab)</text:p>
          </table:table-cell>
          <table:table-cell office:value-type="string" calcext:value-type="string">
            <text:p></text:p>
          </table:table-cell>
          <table:table-cell office:value-type="string" calcext:value-type="string">
            <text:p>amargo</text:p>
            <text:p>(ecd2)</text:p>
          </table:table-cell>
          <table:table-cell office:value-type="string" calcext:value-type="string">
            <text:p></text:p>
          </table:table-cell>
          <table:table-cell office:value-type="string" calcext:value-type="string">
            <text:p>anel</text:p>
            <text:p>(ebdf)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aia</text:p>
            <text:p>(eb7c)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agitar</text:p>
            <text:p>(e27d)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amigo</text:p>
            <text:p>(e024)</text:p>
          </table:table-cell>
          <table:table-cell office:value-type="string" calcext:value-type="string">
            <text:p></text:p>
          </table:table-cell>
          <table:table-cell office:value-type="string" calcext:value-type="string">
            <text:p>Anfípolis</text:p>
            <text:p>(eb2e)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aico</text:p>
            <text:p>(eca5)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agricultor</text:p>
            <text:p>(e133)</text:p>
          </table:table-cell>
          <table:table-cell office:value-type="string" calcext:value-type="string">
            <text:p></text:p>
          </table:table-cell>
          <table:table-cell office:value-type="string" calcext:value-type="string">
            <text:p>Aminadabe</text:p>
            <text:p>(ea51)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  <text:p>(e102)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jo</text:p>
            <text:p>(e0a7)</text:p>
          </table:table-cell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  <text:p>(eb30)</text:p>
          </table:table-cell>
          <table:table-cell office:value-type="string" calcext:value-type="string">
            <text:p></text:p>
          </table:table-cell>
          <table:table-cell office:value-type="string" calcext:value-type="string">
            <text:p>Aristarco</text:p>
            <text:p>(ec10)</text:p>
          </table:table-cell>
          <table:table-cell office:value-type="string" calcext:value-type="string">
            <text:p></text:p>
          </table:table-cell>
          <table:table-cell office:value-type="string" calcext:value-type="string">
            <text:p>Assôs</text:p>
            <text:p>(eb20)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ano</text:p>
            <text:p>(e15e)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apóstolo</text:p>
            <text:p>(ebef)</text:p>
          </table:table-cell>
          <table:table-cell office:value-type="string" calcext:value-type="string">
            <text:p></text:p>
          </table:table-cell>
          <table:table-cell office:value-type="string" calcext:value-type="string">
            <text:p>Aristóbulo</text:p>
            <text:p>(ebbc)</text:p>
          </table:table-cell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  <text:p>(ebbe)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tepassado</text:p>
            <text:p>(ec80)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aqui</text:p>
            <text:p>(e212)</text:p>
          </table:table-cell>
          <table:table-cell office:value-type="string" calcext:value-type="string">
            <text:p></text:p>
          </table:table-cell>
          <table:table-cell office:value-type="string" calcext:value-type="string">
            <text:p>armaduras</text:p>
            <text:p>(ebbd)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atalaia</text:p>
            <text:p>(e23a)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antes</text:p>
            <text:p>(e107)</text:p>
          </table:table-cell>
          <table:table-cell office:value-type="string" calcext:value-type="string">
            <text:p></text:p>
          </table:table-cell>
          <table:table-cell office:value-type="string" calcext:value-type="string">
            <text:p>Aquim</text:p>
            <text:p>(ea6e)</text:p>
          </table:table-cell>
          <table:table-cell office:value-type="string" calcext:value-type="string">
            <text:p></text:p>
          </table:table-cell>
          <table:table-cell office:value-type="string" calcext:value-type="string">
            <text:p>armazém</text:p>
            <text:p>(ec43)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atar</text:p>
            <text:p>(e30e)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risto</text:p>
            <text:p>(ed0e)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r</text:p>
            <text:p>(e312)</text:p>
          </table:table-cell>
          <table:table-cell office:value-type="string" calcext:value-type="string">
            <text:p></text:p>
          </table:table-cell>
          <table:table-cell office:value-type="string" calcext:value-type="string">
            <text:p>Arni</text:p>
            <text:p>(ec52)</text:p>
          </table:table-cell>
          <table:table-cell office:value-type="string" calcext:value-type="string">
            <text:p></text:p>
          </table:table-cell>
          <table:table-cell office:value-type="string" calcext:value-type="string">
            <text:p>Atenas</text:p>
            <text:p>(eb07)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quia</text:p>
            <text:p>(eb58)</text:p>
          </table:table-cell>
          <table:table-cell office:value-type="string" calcext:value-type="string">
            <text:p></text:p>
          </table:table-cell>
          <table:table-cell office:value-type="string" calcext:value-type="string">
            <text:p>arado</text:p>
            <text:p>(ec72)</text:p>
          </table:table-cell>
          <table:table-cell office:value-type="string" calcext:value-type="string">
            <text:p></text:p>
          </table:table-cell>
          <table:table-cell office:value-type="string" calcext:value-type="string">
            <text:p>Arquipo</text:p>
            <text:p>(ece7)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atrás</text:p>
            <text:p>(e116)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  <text:p>(ec01)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arco</text:p>
            <text:p>(e210)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arrendamento</text:p>
            <text:p>(e175)</text:p>
          </table:table-cell>
          <table:table-cell office:value-type="string" calcext:value-type="string">
            <text:p></text:p>
          </table:table-cell>
          <table:table-cell office:value-type="string" calcext:value-type="string">
            <text:p>Atália</text:p>
            <text:p>(eb31)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átride</text:p>
            <text:p>(eb9a)</text:p>
          </table:table-cell>
          <table:table-cell office:value-type="string" calcext:value-type="string">
            <text:p></text:p>
          </table:table-cell>
          <table:table-cell office:value-type="string" calcext:value-type="string">
            <text:p>Arco-flecha</text:p>
            <text:p>(ecc8)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Arrepender-se</text:p>
            <text:p>(e320)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até</text:p>
            <text:p>(e16c)</text:p>
          </table:table-cell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ás</text:p>
            <text:p>(eb02)</text:p>
          </table:table-cell>
          <table:table-cell office:value-type="string" calcext:value-type="string">
            <text:p></text:p>
          </table:table-cell>
          <table:table-cell office:value-type="string" calcext:value-type="string">
            <text:p>arco_Iris</text:p>
            <text:p>(ecdc)</text:p>
          </table:table-cell>
          <table:table-cell office:value-type="string" calcext:value-type="string">
            <text:p></text:p>
          </table:table-cell>
          <table:table-cell office:value-type="string" calcext:value-type="string">
            <text:p>Arábia</text:p>
            <text:p>(eb77)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or</text:p>
            <text:p>(e12c)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ás</text:p>
            <text:p>(eb63)</text:p>
          </table:table-cell>
          <table:table-cell office:value-type="string" calcext:value-type="string">
            <text:p></text:p>
          </table:table-cell>
          <table:table-cell office:value-type="string" calcext:value-type="string">
            <text:p>areia</text:p>
            <text:p>(ecfd)</text:p>
          </table:table-cell>
          <table:table-cell office:value-type="string" calcext:value-type="string">
            <text:p></text:p>
          </table:table-cell>
          <table:table-cell office:value-type="string" calcext:value-type="string">
            <text:p>Arão</text:p>
            <text:p>(eb0d)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oridade</text:p>
            <text:p>(e034)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ao_lado</text:p>
            <text:p>(e117)</text:p>
          </table:table-cell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  <text:p>(ec35)</text:p>
          </table:table-cell>
          <table:table-cell office:value-type="string" calcext:value-type="string">
            <text:p></text:p>
          </table:table-cell>
          <table:table-cell office:value-type="string" calcext:value-type="string">
            <text:p>Asa</text:p>
            <text:p>(ea5c)</text:p>
          </table:table-cell>
          <table:table-cell office:value-type="string" calcext:value-type="string">
            <text:p></text:p>
          </table:table-cell>
          <table:table-cell office:value-type="string" calcext:value-type="string">
            <text:p>Azor</text:p>
            <text:p>(ea6c)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o_redor</text:p>
            <text:p>(e31b)</text:p>
          </table:table-cell>
          <table:table-cell office:value-type="string" calcext:value-type="string">
            <text:p></text:p>
          </table:table-cell>
          <table:table-cell office:value-type="string" calcext:value-type="string">
            <text:p>Aretas</text:p>
            <text:p>(eca6)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asa</text:p>
            <text:p>(eb7d)</text:p>
          </table:table-cell>
          <table:table-cell office:value-type="string" calcext:value-type="string">
            <text:p></text:p>
          </table:table-cell>
          <table:table-cell office:value-type="string" calcext:value-type="string">
            <text:p>Azoto</text:p>
            <text:p>(eb7e)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arecer</text:p>
            <text:p>(e162)</text:p>
          </table:table-cell>
          <table:table-cell office:value-type="string" calcext:value-type="string">
            <text:p></text:p>
          </table:table-cell>
          <table:table-cell office:value-type="string" calcext:value-type="string">
            <text:p>Arfaxade</text:p>
            <text:p>(ec53)</text:p>
          </table:table-cell>
          <table:table-cell office:value-type="string" calcext:value-type="string">
            <text:p></text:p>
          </table:table-cell>
          <table:table-cell office:value-type="string" calcext:value-type="string">
            <text:p>Aser</text:p>
            <text:p>(ebde)</text:p>
          </table:table-cell>
          <table:table-cell office:value-type="string" calcext:value-type="string">
            <text:p></text:p>
          </table:table-cell>
          <table:table-cell office:value-type="string" calcext:value-type="string">
            <text:p>azul</text:p>
            <text:p>(ecda)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es</text:p>
            <text:p>(ebbb)</text:p>
          </table:table-cell>
          <table:table-cell office:value-type="string" calcext:value-type="string">
            <text:p></text:p>
          </table:table-cell>
          <table:table-cell office:value-type="string" calcext:value-type="string">
            <text:p>argila</text:p>
            <text:p>(ebec)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asno</text:p>
            <text:p>(ea09)</text:p>
          </table:table-cell>
          <table:table-cell office:value-type="string" calcext:value-type="string">
            <text:p></text:p>
          </table:table-cell>
          <table:table-cell office:value-type="string" calcext:value-type="string">
            <text:p>Baal</text:p>
            <text:p>(ebbf)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apimentar</text:p>
            <text:p>(ecfe)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o</text:p>
            <text:p>(e057)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assassino</text:p>
            <text:p>(ea10)</text:p>
          </table:table-cell>
          <table:table-cell office:value-type="string" calcext:value-type="string">
            <text:p></text:p>
          </table:table-cell>
          <table:table-cell office:value-type="string" calcext:value-type="string">
            <text:p>Babilônia</text:p>
            <text:p>(ea67)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o</text:p>
            <text:p>(eb3e)</text:p>
          </table:table-cell>
          <table:table-cell office:value-type="string" calcext:value-type="string">
            <text:p></text:p>
          </table:table-cell>
          <table:table-cell office:value-type="string" calcext:value-type="string">
            <text:p>Arimateia</text:p>
            <text:p>(e34d)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ssitente</text:p>
            <text:p>(e150)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baixo</text:p>
            <text:p>(e319)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baixo_adj.</text:p>
            <text:p>(e324)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tismo</text:p>
            <text:p>(e24a)</text:p>
          </table:table-cell>
          <table:table-cell office:value-type="string" calcext:value-type="string">
            <text:p></text:p>
          </table:table-cell>
          <table:table-cell office:value-type="string" calcext:value-type="string">
            <text:p>Bitínia</text:p>
            <text:p>(eb48)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cabeça</text:p>
            <text:p>(e206)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que</text:p>
            <text:p>(ebff)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ebê</text:p>
            <text:p>(e0a6)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femar</text:p>
            <text:p>(e05b)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adeira</text:p>
            <text:p>(e298)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ão</text:p>
            <text:p>(eca1)</text:p>
          </table:table-cell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  <text:p>(e335)</text:p>
          </table:table-cell>
          <table:table-cell office:value-type="string" calcext:value-type="string">
            <text:p></text:p>
          </table:table-cell>
          <table:table-cell office:value-type="string" calcext:value-type="string">
            <text:p>Blasto</text:p>
            <text:p>(eb8d)</text:p>
          </table:table-cell>
          <table:table-cell office:value-type="string" calcext:value-type="string">
            <text:p></text:p>
          </table:table-cell>
          <table:table-cell office:value-type="string" calcext:value-type="string">
            <text:p>Cafarnaum</text:p>
            <text:p>(e33a)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co</text:p>
            <text:p>(ec55)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beijo</text:p>
            <text:p>(e0e8)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boas_novas</text:p>
            <text:p>(e22b)</text:p>
          </table:table-cell>
          <table:table-cell office:value-type="string" calcext:value-type="string">
            <text:p></text:p>
          </table:table-cell>
          <table:table-cell office:value-type="string" calcext:value-type="string">
            <text:p>Caifás</text:p>
            <text:p>(ea77)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que</text:p>
            <text:p>(ed02)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lo</text:p>
            <text:p>(ea4a)</text:p>
          </table:table-cell>
          <table:table-cell office:value-type="string" calcext:value-type="string">
            <text:p></text:p>
          </table:table-cell>
          <table:table-cell office:value-type="string" calcext:value-type="string">
            <text:p>Boaz</text:p>
            <text:p>(ea54)</text:p>
          </table:table-cell>
          <table:table-cell office:value-type="string" calcext:value-type="string">
            <text:p></text:p>
          </table:table-cell>
          <table:table-cell office:value-type="string" calcext:value-type="string">
            <text:p>Caim</text:p>
            <text:p>(ec56)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quias</text:p>
            <text:p>(ea97)</text:p>
          </table:table-cell>
          <table:table-cell office:value-type="string" calcext:value-type="string">
            <text:p></text:p>
          </table:table-cell>
          <table:table-cell office:value-type="string" calcext:value-type="string">
            <text:p>Belém</text:p>
            <text:p>(ea45)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bode</text:p>
            <text:p>(ea7d)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cair</text:p>
            <text:p>(e218)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barbear</text:p>
            <text:p>(eb27)</text:p>
          </table:table-cell>
          <table:table-cell office:value-type="string" calcext:value-type="string">
            <text:p></text:p>
          </table:table-cell>
          <table:table-cell office:value-type="string" calcext:value-type="string">
            <text:p>bem</text:p>
            <text:p>(ebb3)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boi</text:p>
            <text:p>(ea85)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caixa</text:p>
            <text:p>(e29e)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arco</text:p>
            <text:p>(e265)</text:p>
          </table:table-cell>
          <table:table-cell office:value-type="string" calcext:value-type="string">
            <text:p></text:p>
          </table:table-cell>
          <table:table-cell office:value-type="string" calcext:value-type="string">
            <text:p>Benjamim</text:p>
            <text:p>(eb4b)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bom</text:p>
            <text:p>(e096)</text:p>
          </table:table-cell>
          <table:table-cell office:value-type="string" calcext:value-type="string">
            <text:p></text:p>
          </table:table-cell>
          <table:table-cell office:value-type="string" calcext:value-type="string">
            <text:p>Caldéia</text:p>
            <text:p>(eb0e)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é</text:p>
            <text:p>(ec2f)</text:p>
          </table:table-cell>
          <table:table-cell office:value-type="string" calcext:value-type="string">
            <text:p></text:p>
          </table:table-cell>
          <table:table-cell office:value-type="string" calcext:value-type="string">
            <text:p>Beor</text:p>
            <text:p>(eda3)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branco</text:p>
            <text:p>(e285)</text:p>
          </table:table-cell>
          <table:table-cell office:value-type="string" calcext:value-type="string">
            <text:p></text:p>
          </table:table-cell>
          <table:table-cell office:value-type="string" calcext:value-type="string">
            <text:p>calçada</text:p>
            <text:p>(ebad)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rabás</text:p>
            <text:p>(e36d)</text:p>
          </table:table-cell>
          <table:table-cell office:value-type="string" calcext:value-type="string">
            <text:p></text:p>
          </table:table-cell>
          <table:table-cell office:value-type="string" calcext:value-type="string">
            <text:p>Bereia</text:p>
            <text:p>(eb13)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braço</text:p>
            <text:p>(e14e)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cama</text:p>
            <text:p>(e122)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  <text:p>(eb69)</text:p>
          </table:table-cell>
          <table:table-cell office:value-type="string" calcext:value-type="string">
            <text:p></text:p>
          </table:table-cell>
          <table:table-cell office:value-type="string" calcext:value-type="string">
            <text:p>Berenice</text:p>
            <text:p>(eb9e)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lhante</text:p>
            <text:p>(e21b)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o</text:p>
            <text:p>(e29f)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  <text:p>(e36b)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sta</text:p>
            <text:p>(e103)</text:p>
          </table:table-cell>
          <table:table-cell office:value-type="string" calcext:value-type="string">
            <text:p></text:p>
          </table:table-cell>
          <table:table-cell office:value-type="string" calcext:value-type="string">
            <text:p>bronze</text:p>
            <text:p>(eb2c)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caminhar</text:p>
            <text:p>(e256)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olomeu</text:p>
            <text:p>(e362)</text:p>
          </table:table-cell>
          <table:table-cell office:value-type="string" calcext:value-type="string">
            <text:p></text:p>
          </table:table-cell>
          <table:table-cell office:value-type="string" calcext:value-type="string">
            <text:p>Betesda</text:p>
            <text:p>(eba0)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bêbado</text:p>
            <text:p>(ea8d)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caminho</text:p>
            <text:p>(e23c)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alha</text:p>
            <text:p>(e283)</text:p>
          </table:table-cell>
          <table:table-cell office:value-type="string" calcext:value-type="string">
            <text:p></text:p>
          </table:table-cell>
          <table:table-cell office:value-type="string" calcext:value-type="string">
            <text:p>Betfagé</text:p>
            <text:p>(e348)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íblia</text:p>
            <text:p>(e22c)</text:p>
          </table:table-cell>
          <table:table-cell office:value-type="string" calcext:value-type="string">
            <text:p></text:p>
          </table:table-cell>
          <table:table-cell office:value-type="string" calcext:value-type="string">
            <text:p>Canaã</text:p>
            <text:p>(e33d)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bater</text:p>
            <text:p>(eb8b)</text:p>
          </table:table-cell>
          <table:table-cell office:value-type="string" calcext:value-type="string">
            <text:p></text:p>
          </table:table-cell>
          <table:table-cell office:value-type="string" calcext:value-type="string">
            <text:p>Betsaida</text:p>
            <text:p>(e340)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cabalo</text:p>
            <text:p>(e303)</text:p>
          </table:table-cell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  <text:p>(eb85)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atimento</text:p>
            <text:p>(e0e4)</text:p>
          </table:table-cell>
          <table:table-cell office:value-type="string" calcext:value-type="string">
            <text:p></text:p>
          </table:table-cell>
          <table:table-cell office:value-type="string" calcext:value-type="string">
            <text:p>Beânia</text:p>
            <text:p>(e349)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cabelo</text:p>
            <text:p>(e208)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candelabro</text:p>
            <text:p>(e281)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caneta</text:p>
            <text:p>(e29c)</text:p>
          </table:table-cell>
          <table:table-cell office:value-type="string" calcext:value-type="string">
            <text:p></text:p>
          </table:table-cell>
          <table:table-cell office:value-type="string" calcext:value-type="string">
            <text:p>Cefas</text:p>
            <text:p>(e356)</text:p>
          </table:table-cell>
          <table:table-cell office:value-type="string" calcext:value-type="string">
            <text:p></text:p>
          </table:table-cell>
          <table:table-cell office:value-type="string" calcext:value-type="string">
            <text:p>Chipre</text:p>
            <text:p>(eb88)</text:p>
          </table:table-cell>
          <table:table-cell office:value-type="string" calcext:value-type="string">
            <text:p></text:p>
          </table:table-cell>
          <table:table-cell office:value-type="string" calcext:value-type="string">
            <text:p>Cloé</text:p>
            <text:p>(ebe2)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cansado</text:p>
            <text:p>(ebfe)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cego</text:p>
            <text:p>(e192)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horar</text:p>
            <text:p>(e20c)</text:p>
          </table:table-cell>
          <table:table-cell office:value-type="string" calcext:value-type="string">
            <text:p></text:p>
          </table:table-cell>
          <table:table-cell office:value-type="string" calcext:value-type="string">
            <text:p>Cláudia</text:p>
            <text:p>(ecae)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á</text:p>
            <text:p>(eba2)</text:p>
          </table:table-cell>
          <table:table-cell office:value-type="string" calcext:value-type="string">
            <text:p></text:p>
          </table:table-cell>
          <table:table-cell office:value-type="string" calcext:value-type="string">
            <text:p>Cencreia</text:p>
            <text:p>(eb3d)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chuva</text:p>
            <text:p>(ea3e)</text:p>
          </table:table-cell>
          <table:table-cell office:value-type="string" calcext:value-type="string">
            <text:p></text:p>
          </table:table-cell>
          <table:table-cell office:value-type="string" calcext:value-type="string">
            <text:p>Cláudio</text:p>
            <text:p>(eb8a)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apa</text:p>
            <text:p>(ea76)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o</text:p>
            <text:p>(e0b8)</text:p>
          </table:table-cell>
          <table:table-cell office:value-type="string" calcext:value-type="string">
            <text:p></text:p>
          </table:table-cell>
          <table:table-cell office:value-type="string" calcext:value-type="string">
            <text:p>Cidade_Efraim</text:p>
            <text:p>(eba4)</text:p>
          </table:table-cell>
          <table:table-cell office:value-type="string" calcext:value-type="string">
            <text:p></text:p>
          </table:table-cell>
          <table:table-cell office:value-type="string" calcext:value-type="string">
            <text:p>Cnido</text:p>
            <text:p>(ec14)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adócia</text:p>
            <text:p>(eb74)</text:p>
          </table:table-cell>
          <table:table-cell office:value-type="string" calcext:value-type="string">
            <text:p></text:p>
          </table:table-cell>
          <table:table-cell office:value-type="string" calcext:value-type="string">
            <text:p>centurião</text:p>
            <text:p>(eb7a)</text:p>
          </table:table-cell>
          <table:table-cell office:value-type="string" calcext:value-type="string">
            <text:p></text:p>
          </table:table-cell>
          <table:table-cell office:value-type="string" calcext:value-type="string">
            <text:p>cidadão</text:p>
            <text:p>(eb98)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cobiça</text:p>
            <text:p>(ea94)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apítulo</text:p>
            <text:p>(e230)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cerca</text:p>
            <text:p>(e28a)</text:p>
          </table:table-cell>
          <table:table-cell office:value-type="string" calcext:value-type="string">
            <text:p></text:p>
          </table:table-cell>
          <table:table-cell office:value-type="string" calcext:value-type="string">
            <text:p>Cilícia</text:p>
            <text:p>(eb5b)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biçar</text:p>
            <text:p>(e022)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carne</text:p>
            <text:p>(e26b)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cerca_de</text:p>
            <text:p>(e11b)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cinco</text:p>
            <text:p>(e290)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brir</text:p>
            <text:p>(e39a)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intero</text:p>
            <text:p>(e14f)</text:p>
          </table:table-cell>
          <table:table-cell office:value-type="string" calcext:value-type="string">
            <text:p></text:p>
          </table:table-cell>
          <table:table-cell office:value-type="string" calcext:value-type="string">
            <text:p>cermônia</text:p>
            <text:p>(ec88)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cinto</text:p>
            <text:p>(e29d)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coisa</text:p>
            <text:p>(e105)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o</text:p>
            <text:p>(ecad)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erteza</text:p>
            <text:p>(e070)</text:p>
          </table:table-cell>
          <table:table-cell office:value-type="string" calcext:value-type="string">
            <text:p></text:p>
          </table:table-cell>
          <table:table-cell office:value-type="string" calcext:value-type="string">
            <text:p>cintura</text:p>
            <text:p>(e391)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coisas_reunidas</text:p>
            <text:p>(e108)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arruagem</text:p>
            <text:p>(ec82)</text:p>
          </table:table-cell>
          <table:table-cell office:value-type="string" calcext:value-type="string">
            <text:p></text:p>
          </table:table-cell>
          <table:table-cell office:value-type="string" calcext:value-type="string">
            <text:p>Cesareia</text:p>
            <text:p>(e346)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cinza</text:p>
            <text:p>(ea90)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coletor_de_imposto</text:p>
            <text:p>(e12a)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carta</text:p>
            <text:p>(eb84)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cesta</text:p>
            <text:p>(e19f)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ncidar</text:p>
            <text:p>(e250)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colheita</text:p>
            <text:p>(e082)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casa</text:p>
            <text:p>(e171)</text:p>
          </table:table-cell>
          <table:table-cell office:value-type="string" calcext:value-type="string">
            <text:p></text:p>
          </table:table-cell>
          <table:table-cell office:value-type="string" calcext:value-type="string">
            <text:p>Ceva</text:p>
            <text:p>(eb19)</text:p>
          </table:table-cell>
          <table:table-cell office:value-type="string" calcext:value-type="string">
            <text:p></text:p>
          </table:table-cell>
          <table:table-cell office:value-type="string" calcext:value-type="string">
            <text:p>Cirene</text:p>
            <text:p>(eb59)</text:p>
          </table:table-cell>
          <table:table-cell office:value-type="string" calcext:value-type="string">
            <text:p></text:p>
          </table:table-cell>
          <table:table-cell office:value-type="string" calcext:value-type="string">
            <text:p>Colossa</text:p>
            <text:p>(ece8)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casamento</text:p>
            <text:p>(e011)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chave</text:p>
            <text:p>(ea9d)</text:p>
          </table:table-cell>
          <table:table-cell office:value-type="string" calcext:value-type="string">
            <text:p></text:p>
          </table:table-cell>
          <table:table-cell office:value-type="string" calcext:value-type="string">
            <text:p>Cita</text:p>
            <text:p>(eceb)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com</text:p>
            <text:p>(e24c)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o</text:p>
            <text:p>(ec87)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cheio</text:p>
            <text:p>(e276)</text:p>
          </table:table-cell>
          <table:table-cell office:value-type="string" calcext:value-type="string">
            <text:p></text:p>
          </table:table-cell>
          <table:table-cell office:value-type="string" calcext:value-type="string">
            <text:p>Clemente</text:p>
            <text:p>(ece3)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com_medo</text:p>
            <text:p>(e056)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  <text:p>(ec36)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chicote</text:p>
            <text:p>(e310)</text:p>
          </table:table-cell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  <text:p>(ec58)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ando</text:p>
            <text:p>(e058)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cauda</text:p>
            <text:p>(ecd6)</text:p>
          </table:table-cell>
          <table:table-cell office:value-type="string" calcext:value-type="string">
            <text:p></text:p>
          </table:table-cell>
          <table:table-cell office:value-type="string" calcext:value-type="string">
            <text:p>chifre</text:p>
            <text:p>(ecc5)</text:p>
          </table:table-cell>
          <table:table-cell office:value-type="string" calcext:value-type="string">
            <text:p></text:p>
          </table:table-cell>
          <table:table-cell office:value-type="string" calcext:value-type="string">
            <text:p>Clopas</text:p>
            <text:p>(ebb5)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comer</text:p>
            <text:p>(e053)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começar</text:p>
            <text:p>(e231)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conhecer</text:p>
            <text:p>(e062)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corre</text:p>
            <text:p>(e258)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riança</text:p>
            <text:p>(e200)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como</text:p>
            <text:p>(e068)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consertar</text:p>
            <text:p>(e09d)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igir</text:p>
            <text:p>(e09a)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rianças</text:p>
            <text:p>(e201)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ixão</text:p>
            <text:p>(e01a)</text:p>
          </table:table-cell>
          <table:table-cell office:value-type="string" calcext:value-type="string">
            <text:p></text:p>
          </table:table-cell>
          <table:table-cell office:value-type="string" calcext:value-type="string">
            <text:p>contado</text:p>
            <text:p>(ebc0)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ortar</text:p>
            <text:p>(e24e)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criar</text:p>
            <text:p>(e076)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compartilhar</text:p>
            <text:p>(e07a)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continuar</text:p>
            <text:p>(e049)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ortina</text:p>
            <text:p>(e254)</text:p>
          </table:table-cell>
          <table:table-cell office:value-type="string" calcext:value-type="string">
            <text:p></text:p>
          </table:table-cell>
          <table:table-cell office:value-type="string" calcext:value-type="string">
            <text:p>criação</text:p>
            <text:p>(ebc3)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mpatriotas</text:p>
            <text:p>(e157)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contra</text:p>
            <text:p>(e330)</text:p>
          </table:table-cell>
          <table:table-cell office:value-type="string" calcext:value-type="string">
            <text:p></text:p>
          </table:table-cell>
          <table:table-cell office:value-type="string" calcext:value-type="string">
            <text:p>Corá</text:p>
            <text:p>(ecf3)</text:p>
          </table:table-cell>
          <table:table-cell office:value-type="string" calcext:value-type="string">
            <text:p></text:p>
          </table:table-cell>
          <table:table-cell office:value-type="string" calcext:value-type="string">
            <text:p>Crispo</text:p>
            <text:p>(eb3a)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o</text:p>
            <text:p>(ecec)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contratar</text:p>
            <text:p>(e13b)</text:p>
          </table:table-cell>
          <table:table-cell office:value-type="string" calcext:value-type="string">
            <text:p></text:p>
          </table:table-cell>
          <table:table-cell office:value-type="string" calcext:value-type="string">
            <text:p>costume</text:p>
            <text:p>(eb10)</text:p>
          </table:table-cell>
          <table:table-cell office:value-type="string" calcext:value-type="string">
            <text:p></text:p>
          </table:table-cell>
          <table:table-cell office:value-type="string" calcext:value-type="string">
            <text:p>Cristo</text:p>
            <text:p>(e334)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comprar</text:p>
            <text:p>(e32a)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ar</text:p>
            <text:p>(e332)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costurar</text:p>
            <text:p>(e077)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icar</text:p>
            <text:p>(e03c)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comprimento</text:p>
            <text:p>(ecc2)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opo</text:p>
            <text:p>(e274)</text:p>
          </table:table-cell>
          <table:table-cell office:value-type="string" calcext:value-type="string">
            <text:p></text:p>
          </table:table-cell>
          <table:table-cell office:value-type="string" calcext:value-type="string">
            <text:p>Cosã</text:p>
            <text:p>(ec59)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uz</text:p>
            <text:p>(e038)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conciliar</text:p>
            <text:p>(e026)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r</text:p>
            <text:p>(e284)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couro</text:p>
            <text:p>(e255)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crânio</text:p>
            <text:p>(e20f)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concupiscência</text:p>
            <text:p>(e239)</text:p>
          </table:table-cell>
          <table:table-cell office:value-type="string" calcext:value-type="string">
            <text:p></text:p>
          </table:table-cell>
          <table:table-cell office:value-type="string" calcext:value-type="string">
            <text:p>Corazim</text:p>
            <text:p>(ea8f)</text:p>
          </table:table-cell>
          <table:table-cell office:value-type="string" calcext:value-type="string">
            <text:p></text:p>
          </table:table-cell>
          <table:table-cell office:value-type="string" calcext:value-type="string">
            <text:p>coxa</text:p>
            <text:p>(ed0d)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uidado</text:p>
            <text:p>(e19e)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ncílio</text:p>
            <text:p>(e0f7)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coração</text:p>
            <text:p>(e29a)</text:p>
          </table:table-cell>
          <table:table-cell office:value-type="string" calcext:value-type="string">
            <text:p></text:p>
          </table:table-cell>
          <table:table-cell office:value-type="string" calcext:value-type="string">
            <text:p>Crente</text:p>
            <text:p>(eb90)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culpa</text:p>
            <text:p>(ea84)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nar</text:p>
            <text:p>(ea7f)</text:p>
          </table:table-cell>
          <table:table-cell office:value-type="string" calcext:value-type="string">
            <text:p></text:p>
          </table:table-cell>
          <table:table-cell office:value-type="string" calcext:value-type="string">
            <text:p>corda</text:p>
            <text:p>(ecc7)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crer</text:p>
            <text:p>(e06f)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cumprir</text:p>
            <text:p>(e0d2)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confiar_em</text:p>
            <text:p>(e023)</text:p>
          </table:table-cell>
          <table:table-cell office:value-type="string" calcext:value-type="string">
            <text:p></text:p>
          </table:table-cell>
          <table:table-cell office:value-type="string" calcext:value-type="string">
            <text:p>Corinto</text:p>
            <text:p>(ea59)</text:p>
          </table:table-cell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  <text:p>(ecaf)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cura</text:p>
            <text:p>(e209)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issão</text:p>
            <text:p>(e03f)</text:p>
          </table:table-cell>
          <table:table-cell office:value-type="string" calcext:value-type="string">
            <text:p></text:p>
          </table:table-cell>
          <table:table-cell office:value-type="string" calcext:value-type="string">
            <text:p>Cornélio</text:p>
            <text:p>(eb81)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crescer</text:p>
            <text:p>(e154)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curar</text:p>
            <text:p>(e084)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nforto</text:p>
            <text:p>(ea3b)</text:p>
          </table:table-cell>
          <table:table-cell office:value-type="string" calcext:value-type="string">
            <text:p></text:p>
          </table:table-cell>
          <table:table-cell office:value-type="string" calcext:value-type="string">
            <text:p>coroa</text:p>
            <text:p>(eda4)</text:p>
          </table:table-cell>
          <table:table-cell office:value-type="string" calcext:value-type="string">
            <text:p></text:p>
          </table:table-cell>
          <table:table-cell office:value-type="string" calcext:value-type="string">
            <text:p>Creta</text:p>
            <text:p>(ec8d)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cuspir</text:p>
            <text:p>(e048)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ndir</text:p>
            <text:p>(eb08)</text:p>
          </table:table-cell>
          <table:table-cell office:value-type="string" calcext:value-type="string">
            <text:p></text:p>
          </table:table-cell>
          <table:table-cell office:value-type="string" calcext:value-type="string">
            <text:p>corpo</text:p>
            <text:p>(e143)</text:p>
          </table:table-cell>
          <table:table-cell office:value-type="string" calcext:value-type="string">
            <text:p></text:p>
          </table:table-cell>
          <table:table-cell office:value-type="string" calcext:value-type="string">
            <text:p>Criador</text:p>
            <text:p>(ec22)</text:p>
          </table:table-cell>
          <table:table-cell office:value-type="string" calcext:value-type="string">
            <text:p></text:p>
          </table:table-cell>
          <table:table-cell office:value-type="string" calcext:value-type="string">
            <text:p>Cuxe</text:p>
            <text:p>(ec32)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uza</text:p>
            <text:p>(ec57)</text:p>
          </table:table-cell>
          <table:table-cell office:value-type="string" calcext:value-type="string">
            <text:p></text:p>
          </table:table-cell>
          <table:table-cell office:value-type="string" calcext:value-type="string">
            <text:p>Decápolis</text:p>
            <text:p>(e33e)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desconhecido</text:p>
            <text:p>(e069)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dignificar</text:p>
            <text:p>(e04b)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cárcere</text:p>
            <text:p>(e172)</text:p>
          </table:table-cell>
          <table:table-cell office:value-type="string" calcext:value-type="string">
            <text:p></text:p>
          </table:table-cell>
          <table:table-cell office:value-type="string" calcext:value-type="string">
            <text:p>dedo</text:p>
            <text:p>(eba5)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desde</text:p>
            <text:p>(e31a)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dinheiro</text:p>
            <text:p>(e029)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cão</text:p>
            <text:p>(e104)</text:p>
          </table:table-cell>
          <table:table-cell office:value-type="string" calcext:value-type="string">
            <text:p></text:p>
          </table:table-cell>
          <table:table-cell office:value-type="string" calcext:value-type="string">
            <text:p>defeito</text:p>
            <text:p>(ed01)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ejo</text:p>
            <text:p>(e020)</text:p>
          </table:table-cell>
          <table:table-cell office:value-type="string" calcext:value-type="string">
            <text:p></text:p>
          </table:table-cell>
          <table:table-cell office:value-type="string" calcext:value-type="string">
            <text:p>Dionísio</text:p>
            <text:p>(eb78)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ésar</text:p>
            <text:p>(e370)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deitar</text:p>
            <text:p>(e121)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esencorajar</text:p>
            <text:p>(e261)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direito</text:p>
            <text:p>(e313)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céu</text:p>
            <text:p>(e380)</text:p>
          </table:table-cell>
          <table:table-cell office:value-type="string" calcext:value-type="string">
            <text:p></text:p>
          </table:table-cell>
          <table:table-cell office:value-type="string" calcext:value-type="string">
            <text:p>Demes</text:p>
            <text:p>(ecb2)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o</text:p>
            <text:p>(e156)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ção</text:p>
            <text:p>(e323)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céu</text:p>
            <text:p>(ec8b)</text:p>
          </table:table-cell>
          <table:table-cell office:value-type="string" calcext:value-type="string">
            <text:p></text:p>
          </table:table-cell>
          <table:table-cell office:value-type="string" calcext:value-type="string">
            <text:p>Demétrio</text:p>
            <text:p>(eb1a)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esobediência</text:p>
            <text:p>(e193)</text:p>
          </table:table-cell>
          <table:table-cell office:value-type="string" calcext:value-type="string">
            <text:p></text:p>
          </table:table-cell>
          <table:table-cell office:value-type="string" calcext:value-type="string">
            <text:p>disciplina</text:p>
            <text:p>(eda5)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ímbalo</text:p>
            <text:p>(ebe3)</text:p>
          </table:table-cell>
          <table:table-cell office:value-type="string" calcext:value-type="string">
            <text:p></text:p>
          </table:table-cell>
          <table:table-cell office:value-type="string" calcext:value-type="string">
            <text:p>demônio</text:p>
            <text:p>(eb87)</text:p>
          </table:table-cell>
          <table:table-cell office:value-type="string" calcext:value-type="string">
            <text:p></text:p>
          </table:table-cell>
          <table:table-cell office:value-type="string" calcext:value-type="string">
            <text:p>despedida</text:p>
            <text:p>(ec83)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ípulo</text:p>
            <text:p>(e142)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a</text:p>
            <text:p>(e344)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dente</text:p>
            <text:p>(e0b1)</text:p>
          </table:table-cell>
          <table:table-cell office:value-type="string" calcext:value-type="string">
            <text:p></text:p>
          </table:table-cell>
          <table:table-cell office:value-type="string" calcext:value-type="string">
            <text:p>desperto</text:p>
            <text:p>(ec54)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dispersar</text:p>
            <text:p>(ea34)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ía</text:p>
            <text:p>(ecb1)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ário</text:p>
            <text:p>(e165)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uir</text:p>
            <text:p>(e141)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ir</text:p>
            <text:p>(e326)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o</text:p>
            <text:p>(ec31)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depois_de</text:p>
            <text:p>(e11d)</text:p>
          </table:table-cell>
          <table:table-cell office:value-type="string" calcext:value-type="string">
            <text:p></text:p>
          </table:table-cell>
          <table:table-cell office:value-type="string" calcext:value-type="string">
            <text:p>Deus</text:p>
            <text:p>(e036)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órcio</text:p>
            <text:p>(ea3d)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  <text:p>(ea78)</text:p>
          </table:table-cell>
          <table:table-cell office:value-type="string" calcext:value-type="string">
            <text:p></text:p>
          </table:table-cell>
          <table:table-cell office:value-type="string" calcext:value-type="string">
            <text:p>Derbe</text:p>
            <text:p>(eb43)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dever</text:p>
            <text:p>(ea49)</text:p>
          </table:table-cell>
          <table:table-cell office:value-type="string" calcext:value-type="string">
            <text:p></text:p>
          </table:table-cell>
          <table:table-cell office:value-type="string" calcext:value-type="string">
            <text:p>Diótrefes</text:p>
            <text:p>(ece2)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zar</text:p>
            <text:p>(e259)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derramar</text:p>
            <text:p>(e0d6)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dez</text:p>
            <text:p>(e295)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doce</text:p>
            <text:p>(e30d)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</text:p>
            <text:p>(e35e)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desatar</text:p>
            <text:p>(e37f)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ia</text:p>
            <text:p>(e15f)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oença</text:p>
            <text:p>(e20a)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de_acordo_com</text:p>
            <text:p>(e24d)</text:p>
          </table:table-cell>
          <table:table-cell office:value-type="string" calcext:value-type="string">
            <text:p></text:p>
          </table:table-cell>
          <table:table-cell office:value-type="string" calcext:value-type="string">
            <text:p>descendente</text:p>
            <text:p>(eb60)</text:p>
          </table:table-cell>
          <table:table-cell office:value-type="string" calcext:value-type="string">
            <text:p></text:p>
          </table:table-cell>
          <table:table-cell office:value-type="string" calcext:value-type="string">
            <text:p>diferente</text:p>
            <text:p>(ecff)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dois</text:p>
            <text:p>(e28d)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debaixo</text:p>
            <text:p>(e10a)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r</text:p>
            <text:p>(e317)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ícil</text:p>
            <text:p>(e093)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ínio</text:p>
            <text:p>(e032)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debulha</text:p>
            <text:p>(ea39)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descer</text:p>
            <text:p>(e080)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difícil</text:p>
            <text:p>(e269)</text:p>
          </table:table-cell>
          <table:table-cell office:value-type="string" calcext:value-type="string">
            <text:p></text:p>
          </table:table-cell>
          <table:table-cell office:value-type="string" calcext:value-type="string">
            <text:p>Dorcas</text:p>
            <text:p>(ec2c)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ão</text:p>
            <text:p>(ecdf)</text:p>
          </table:table-cell>
          <table:table-cell office:value-type="string" calcext:value-type="string">
            <text:p></text:p>
          </table:table-cell>
          <table:table-cell office:value-type="string" calcext:value-type="string">
            <text:p>Eli</text:p>
            <text:p>(ec44)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encontrar</text:p>
            <text:p>(e101)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envolver</text:p>
            <text:p>(ea19)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a</text:p>
            <text:p>(eb9c)</text:p>
          </table:table-cell>
          <table:table-cell office:value-type="string" calcext:value-type="string">
            <text:p></text:p>
          </table:table-cell>
          <table:table-cell office:value-type="string" calcext:value-type="string">
            <text:p>Eliaquim</text:p>
            <text:p>(ea6b)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rajar</text:p>
            <text:p>(e262)</text:p>
          </table:table-cell>
          <table:table-cell office:value-type="string" calcext:value-type="string">
            <text:p></text:p>
          </table:table-cell>
          <table:table-cell office:value-type="string" calcext:value-type="string">
            <text:p>Epafras</text:p>
            <text:p>(ece4)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durar</text:p>
            <text:p>(e170)</text:p>
          </table:table-cell>
          <table:table-cell office:value-type="string" calcext:value-type="string">
            <text:p></text:p>
          </table:table-cell>
          <table:table-cell office:value-type="string" calcext:value-type="string">
            <text:p>Elias</text:p>
            <text:p>(e36a)</text:p>
          </table:table-cell>
          <table:table-cell office:value-type="string" calcext:value-type="string">
            <text:p></text:p>
          </table:table-cell>
          <table:table-cell office:value-type="string" calcext:value-type="string">
            <text:p>Eneias</text:p>
            <text:p>(ec2a)</text:p>
          </table:table-cell>
          <table:table-cell office:value-type="string" calcext:value-type="string">
            <text:p></text:p>
          </table:table-cell>
          <table:table-cell office:value-type="string" calcext:value-type="string">
            <text:p>Epicureus</text:p>
            <text:p>(ec05)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âmaris</text:p>
            <text:p>(eb37)</text:p>
          </table:table-cell>
          <table:table-cell office:value-type="string" calcext:value-type="string">
            <text:p></text:p>
          </table:table-cell>
          <table:table-cell office:value-type="string" calcext:value-type="string">
            <text:p>Eliseu</text:p>
            <text:p>(ec5c)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enganador</text:p>
            <text:p>(e152)</text:p>
          </table:table-cell>
          <table:table-cell office:value-type="string" calcext:value-type="string">
            <text:p></text:p>
          </table:table-cell>
          <table:table-cell office:value-type="string" calcext:value-type="string">
            <text:p>Epêneto</text:p>
            <text:p>(ebc1)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ídimo</text:p>
            <text:p>(ebb6)</text:p>
          </table:table-cell>
          <table:table-cell office:value-type="string" calcext:value-type="string">
            <text:p></text:p>
          </table:table-cell>
          <table:table-cell office:value-type="string" calcext:value-type="string">
            <text:p>Eliézer</text:p>
            <text:p>(ec5b)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enganar</text:p>
            <text:p>(e17f)</text:p>
          </table:table-cell>
          <table:table-cell office:value-type="string" calcext:value-type="string">
            <text:p></text:p>
          </table:table-cell>
          <table:table-cell office:value-type="string" calcext:value-type="string">
            <text:p>Er</text:p>
            <text:p>(ec61)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dízimo</text:p>
            <text:p>(ed0f)</text:p>
          </table:table-cell>
          <table:table-cell office:value-type="string" calcext:value-type="string">
            <text:p></text:p>
          </table:table-cell>
          <table:table-cell office:value-type="string" calcext:value-type="string">
            <text:p>Eliúde</text:p>
            <text:p>(ea6f)</text:p>
          </table:table-cell>
          <table:table-cell office:value-type="string" calcext:value-type="string">
            <text:p></text:p>
          </table:table-cell>
          <table:table-cell office:value-type="string" calcext:value-type="string">
            <text:p>Enom</text:p>
            <text:p>(eba1)</text:p>
          </table:table-cell>
          <table:table-cell office:value-type="string" calcext:value-type="string">
            <text:p></text:p>
          </table:table-cell>
          <table:table-cell office:value-type="string" calcext:value-type="string">
            <text:p>Erasto</text:p>
            <text:p>(ec0e)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úvida</text:p>
            <text:p>(e194)</text:p>
          </table:table-cell>
          <table:table-cell office:value-type="string" calcext:value-type="string">
            <text:p></text:p>
          </table:table-cell>
          <table:table-cell office:value-type="string" calcext:value-type="string">
            <text:p>Elmadã</text:p>
            <text:p>(ec5d)</text:p>
          </table:table-cell>
          <table:table-cell office:value-type="string" calcext:value-type="string">
            <text:p></text:p>
          </table:table-cell>
          <table:table-cell office:value-type="string" calcext:value-type="string">
            <text:p>Enoque</text:p>
            <text:p>(ec5f)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errado</text:p>
            <text:p>(ea02)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e</text:p>
            <text:p>(e11c)</text:p>
          </table:table-cell>
          <table:table-cell office:value-type="string" calcext:value-type="string">
            <text:p></text:p>
          </table:table-cell>
          <table:table-cell office:value-type="string" calcext:value-type="string">
            <text:p>Elão</text:p>
            <text:p>(eb6d)</text:p>
          </table:table-cell>
          <table:table-cell office:value-type="string" calcext:value-type="string">
            <text:p></text:p>
          </table:table-cell>
          <table:table-cell office:value-type="string" calcext:value-type="string">
            <text:p>Enos</text:p>
            <text:p>(ec60)</text:p>
          </table:table-cell>
          <table:table-cell office:value-type="string" calcext:value-type="string">
            <text:p></text:p>
          </table:table-cell>
          <table:table-cell office:value-type="string" calcext:value-type="string">
            <text:p>Esaú</text:p>
            <text:p>(ebc2)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edificando</text:p>
            <text:p>(e0a1)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em</text:p>
            <text:p>(e240)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ensinar</text:p>
            <text:p>(e04c)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escolher</text:p>
            <text:p>(e021)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edificar</text:p>
            <text:p>(e17a)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em</text:p>
            <text:p>(e113)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entender</text:p>
            <text:p>(e063)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esconder</text:p>
            <text:p>(e085)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fraim</text:p>
            <text:p>(eba3)</text:p>
          </table:table-cell>
          <table:table-cell office:value-type="string" calcext:value-type="string">
            <text:p></text:p>
          </table:table-cell>
          <table:table-cell office:value-type="string" calcext:value-type="string">
            <text:p>em_alta_voz</text:p>
            <text:p>(ebe8)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enterrar</text:p>
            <text:p>(e0d7)</text:p>
          </table:table-cell>
          <table:table-cell office:value-type="string" calcext:value-type="string">
            <text:p></text:p>
          </table:table-cell>
          <table:table-cell office:value-type="string" calcext:value-type="string">
            <text:p>escorpião</text:p>
            <text:p>(ec77)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ito</text:p>
            <text:p>(ea44)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em_frente</text:p>
            <text:p>(e112)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rar</text:p>
            <text:p>(e242)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escravo</text:p>
            <text:p>(e10e)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eira</text:p>
            <text:p>(ec42)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em_sentido_contrário</text:p>
            <text:p>(e325)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entre</text:p>
            <text:p>(e118)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escudo</text:p>
            <text:p>(e388)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  <text:p>(ea70)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m_toda_parte</text:p>
            <text:p>(e155)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entristecer</text:p>
            <text:p>(e207)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escuro</text:p>
            <text:p>(ea17)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ger</text:p>
            <text:p>(ec9f)</text:p>
          </table:table-cell>
          <table:table-cell office:value-type="string" calcext:value-type="string">
            <text:p></text:p>
          </table:table-cell>
          <table:table-cell office:value-type="string" calcext:value-type="string">
            <text:p>Emaús</text:p>
            <text:p>(ec5e)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envergonhado</text:p>
            <text:p>(e05f)</text:p>
          </table:table-cell>
          <table:table-cell office:value-type="string" calcext:value-type="string">
            <text:p></text:p>
          </table:table-cell>
          <table:table-cell office:value-type="string" calcext:value-type="string">
            <text:p>Esli</text:p>
            <text:p>(ec49)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eles</text:p>
            <text:p>(e125)</text:p>
          </table:table-cell>
          <table:table-cell office:value-type="string" calcext:value-type="string">
            <text:p></text:p>
          </table:table-cell>
          <table:table-cell office:value-type="string" calcext:value-type="string">
            <text:p>embaixador</text:p>
            <text:p>(ebfd)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enviar</text:p>
            <text:p>(e075)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esmagar</text:p>
            <text:p>(e146)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Esmirna</text:p>
            <text:p>(ebf5)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estrangeiro</text:p>
            <text:p>(e158)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icar</text:p>
            <text:p>(e059)</text:p>
          </table:table-cell>
          <table:table-cell office:value-type="string" calcext:value-type="string">
            <text:p></text:p>
          </table:table-cell>
          <table:table-cell office:value-type="string" calcext:value-type="string">
            <text:p>feitiçaria</text:p>
            <text:p>(ec8c)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espada</text:p>
            <text:p>(e282)</text:p>
          </table:table-cell>
          <table:table-cell office:value-type="string" calcext:value-type="string">
            <text:p></text:p>
          </table:table-cell>
          <table:table-cell office:value-type="string" calcext:value-type="string">
            <text:p>estrangulado</text:p>
            <text:p>(eb33)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exército</text:p>
            <text:p>(e148)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feliz</text:p>
            <text:p>(e205)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Espanha</text:p>
            <text:p>(ebd6)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estrela</text:p>
            <text:p>(e0c3)</text:p>
          </table:table-cell>
          <table:table-cell office:value-type="string" calcext:value-type="string">
            <text:p></text:p>
          </table:table-cell>
          <table:table-cell office:value-type="string" calcext:value-type="string">
            <text:p>Ezequias</text:p>
            <text:p>(ea62)</text:p>
          </table:table-cell>
          <table:table-cell office:value-type="string" calcext:value-type="string">
            <text:p></text:p>
          </table:table-cell>
          <table:table-cell office:value-type="string" calcext:value-type="string">
            <text:p>Fenice</text:p>
            <text:p>(ec29)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espelho</text:p>
            <text:p>(ebe6)</text:p>
          </table:table-cell>
          <table:table-cell office:value-type="string" calcext:value-type="string">
            <text:p></text:p>
          </table:table-cell>
          <table:table-cell office:value-type="string" calcext:value-type="string">
            <text:p>Estáquis</text:p>
            <text:p>(ebd7)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  <text:p>(e203)</text:p>
          </table:table-cell>
          <table:table-cell office:value-type="string" calcext:value-type="string">
            <text:p></text:p>
          </table:table-cell>
          <table:table-cell office:value-type="string" calcext:value-type="string">
            <text:p>Fenícia</text:p>
            <text:p>(e343)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esperança</text:p>
            <text:p>(e213)</text:p>
          </table:table-cell>
          <table:table-cell office:value-type="string" calcext:value-type="string">
            <text:p></text:p>
          </table:table-cell>
          <table:table-cell office:value-type="string" calcext:value-type="string">
            <text:p>Estéfanas</text:p>
            <text:p>(ebea)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faminto</text:p>
            <text:p>(e01e)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ferir</text:p>
            <text:p>(e24f)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esperar</text:p>
            <text:p>(ea11)</text:p>
          </table:table-cell>
          <table:table-cell office:value-type="string" calcext:value-type="string">
            <text:p></text:p>
          </table:table-cell>
          <table:table-cell office:value-type="string" calcext:value-type="string">
            <text:p>Estêvão</text:p>
            <text:p>(eb6b)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ília</text:p>
            <text:p>(e176)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fermentar</text:p>
            <text:p>(e32d)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espinho</text:p>
            <text:p>(e27b)</text:p>
          </table:table-cell>
          <table:table-cell office:value-type="string" calcext:value-type="string">
            <text:p></text:p>
          </table:table-cell>
          <table:table-cell office:value-type="string" calcext:value-type="string">
            <text:p>estóico</text:p>
            <text:p>(ec06)</text:p>
          </table:table-cell>
          <table:table-cell office:value-type="string" calcext:value-type="string">
            <text:p></text:p>
          </table:table-cell>
          <table:table-cell office:value-type="string" calcext:value-type="string">
            <text:p>Fanuel</text:p>
            <text:p>(ec3c)</text:p>
          </table:table-cell>
          <table:table-cell office:value-type="string" calcext:value-type="string">
            <text:p></text:p>
          </table:table-cell>
          <table:table-cell office:value-type="string" calcext:value-type="string">
            <text:p>ferramenta</text:p>
            <text:p>(eb34)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espião</text:p>
            <text:p>(ed07)</text:p>
          </table:table-cell>
          <table:table-cell office:value-type="string" calcext:value-type="string">
            <text:p></text:p>
          </table:table-cell>
          <table:table-cell office:value-type="string" calcext:value-type="string">
            <text:p>estômago</text:p>
            <text:p>(e0c8)</text:p>
          </table:table-cell>
          <table:table-cell office:value-type="string" calcext:value-type="string">
            <text:p></text:p>
          </table:table-cell>
          <table:table-cell office:value-type="string" calcext:value-type="string">
            <text:p>Faraó</text:p>
            <text:p>(ec94)</text:p>
          </table:table-cell>
          <table:table-cell office:value-type="string" calcext:value-type="string">
            <text:p></text:p>
          </table:table-cell>
          <table:table-cell office:value-type="string" calcext:value-type="string">
            <text:p>ferro</text:p>
            <text:p>(eb29)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esponja</text:p>
            <text:p>(ea18)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svaziar</text:p>
            <text:p>(e277)</text:p>
          </table:table-cell>
          <table:table-cell office:value-type="string" calcext:value-type="string">
            <text:p></text:p>
          </table:table-cell>
          <table:table-cell office:value-type="string" calcext:value-type="string">
            <text:p>fardo</text:p>
            <text:p>(ec86)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sta</text:p>
            <text:p>(e054)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esposa</text:p>
            <text:p>(e014)</text:p>
          </table:table-cell>
          <table:table-cell office:value-type="string" calcext:value-type="string">
            <text:p></text:p>
          </table:table-cell>
          <table:table-cell office:value-type="string" calcext:value-type="string">
            <text:p>Eunice</text:p>
            <text:p>(ecb4)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arinha</text:p>
            <text:p>(ea35)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  <text:p>(e20b)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esposo</text:p>
            <text:p>(e012)</text:p>
          </table:table-cell>
          <table:table-cell office:value-type="string" calcext:value-type="string">
            <text:p></text:p>
          </table:table-cell>
          <table:table-cell office:value-type="string" calcext:value-type="string">
            <text:p>eunuco</text:p>
            <text:p>(eb8f)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Fariseu</text:p>
            <text:p>(e383)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ficar_de_pé</text:p>
            <text:p>(e32c)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espírito</text:p>
            <text:p>(e187)</text:p>
          </table:table-cell>
          <table:table-cell office:value-type="string" calcext:value-type="string">
            <text:p></text:p>
          </table:table-cell>
          <table:table-cell office:value-type="string" calcext:value-type="string">
            <text:p>Euodia</text:p>
            <text:p>(ece5)</text:p>
          </table:table-cell>
          <table:table-cell office:value-type="string" calcext:value-type="string">
            <text:p></text:p>
          </table:table-cell>
          <table:table-cell office:value-type="string" calcext:value-type="string">
            <text:p>fazenda</text:p>
            <text:p>(eb91)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iel</text:p>
            <text:p>(e219)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esquerda</text:p>
            <text:p>(e0f4)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a</text:p>
            <text:p>(e13f)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fazer</text:p>
            <text:p>(e08c)</text:p>
          </table:table-cell>
          <table:table-cell office:value-type="string" calcext:value-type="string">
            <text:p></text:p>
          </table:table-cell>
          <table:table-cell office:value-type="string" calcext:value-type="string">
            <text:p>figo</text:p>
            <text:p>(eda2)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esquina</text:p>
            <text:p>(eb83)</text:p>
          </table:table-cell>
          <table:table-cell office:value-type="string" calcext:value-type="string">
            <text:p></text:p>
          </table:table-cell>
          <table:table-cell office:value-type="string" calcext:value-type="string">
            <text:p>evangelista</text:p>
            <text:p>(ebeb)</text:p>
          </table:table-cell>
          <table:table-cell office:value-type="string" calcext:value-type="string">
            <text:p></text:p>
          </table:table-cell>
          <table:table-cell office:value-type="string" calcext:value-type="string">
            <text:p>Febe</text:p>
            <text:p>(ebd2)</text:p>
          </table:table-cell>
          <table:table-cell office:value-type="string" calcext:value-type="string">
            <text:p></text:p>
          </table:table-cell>
          <table:table-cell office:value-type="string" calcext:value-type="string">
            <text:p>Filadélfia</text:p>
            <text:p>(ebf8)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esta</text:p>
            <text:p>(e226)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exemplo</text:p>
            <text:p>(ecf0)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fechado</text:p>
            <text:p>(e23f)</text:p>
          </table:table-cell>
          <table:table-cell office:value-type="string" calcext:value-type="string">
            <text:p></text:p>
          </table:table-cell>
          <table:table-cell office:value-type="string" calcext:value-type="string">
            <text:p>Filemom</text:p>
            <text:p>(ecf2)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esticar</text:p>
            <text:p>(e31c)</text:p>
          </table:table-cell>
          <table:table-cell office:value-type="string" calcext:value-type="string">
            <text:p></text:p>
          </table:table-cell>
          <table:table-cell office:value-type="string" calcext:value-type="string">
            <text:p>experimentar</text:p>
            <text:p>(eb94)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fechar</text:p>
            <text:p>(e300)</text:p>
          </table:table-cell>
          <table:table-cell office:value-type="string" calcext:value-type="string">
            <text:p></text:p>
          </table:table-cell>
          <table:table-cell office:value-type="string" calcext:value-type="string">
            <text:p>Fileto</text:p>
            <text:p>(ecac)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filha</text:p>
            <text:p>(e00c)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folha</text:p>
            <text:p>(e0b3)</text:p>
          </table:table-cell>
          <table:table-cell office:value-type="string" calcext:value-type="string">
            <text:p></text:p>
          </table:table-cell>
          <table:table-cell office:value-type="string" calcext:value-type="string">
            <text:p>fõlego</text:p>
            <text:p>(ecee)</text:p>
          </table:table-cell>
          <table:table-cell office:value-type="string" calcext:value-type="string">
            <text:p></text:p>
          </table:table-cell>
          <table:table-cell office:value-type="string" calcext:value-type="string">
            <text:p>Getsêmani</text:p>
            <text:p>(e34a)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filhas</text:p>
            <text:p>(e00d)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ome</text:p>
            <text:p>(e18d)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útil</text:p>
            <text:p>(e190)</text:p>
          </table:table-cell>
          <table:table-cell office:value-type="string" calcext:value-type="string">
            <text:p></text:p>
          </table:table-cell>
          <table:table-cell office:value-type="string" calcext:value-type="string">
            <text:p>Gideão</text:p>
            <text:p>(ed03)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filho</text:p>
            <text:p>(e004)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for_a</text:p>
            <text:p>(e241)</text:p>
          </table:table-cell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  <text:p>(ec39)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ificar</text:p>
            <text:p>(e217)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Filho_do_Homem</text:p>
            <text:p>(e352)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forte</text:p>
            <text:p>(e08a)</text:p>
          </table:table-cell>
          <table:table-cell office:value-type="string" calcext:value-type="string">
            <text:p></text:p>
          </table:table-cell>
          <table:table-cell office:value-type="string" calcext:value-type="string">
            <text:p>Gadara</text:p>
            <text:p>(e33f)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onaria</text:p>
            <text:p>(ea8c)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filhos</text:p>
            <text:p>(e005)</text:p>
          </table:table-cell>
          <table:table-cell office:value-type="string" calcext:value-type="string">
            <text:p></text:p>
          </table:table-cell>
          <table:table-cell office:value-type="string" calcext:value-type="string">
            <text:p>Fortunato</text:p>
            <text:p>(eca4)</text:p>
          </table:table-cell>
          <table:table-cell office:value-type="string" calcext:value-type="string">
            <text:p></text:p>
          </table:table-cell>
          <table:table-cell office:value-type="string" calcext:value-type="string">
            <text:p>Gade</text:p>
            <text:p>(ecbd)</text:p>
          </table:table-cell>
          <table:table-cell office:value-type="string" calcext:value-type="string">
            <text:p></text:p>
          </table:table-cell>
          <table:table-cell office:value-type="string" calcext:value-type="string">
            <text:p>Gogue</text:p>
            <text:p>(ecf7)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Filipe</text:p>
            <text:p>(e361)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fraco</text:p>
            <text:p>(ea24)</text:p>
          </table:table-cell>
          <table:table-cell office:value-type="string" calcext:value-type="string">
            <text:p></text:p>
          </table:table-cell>
          <table:table-cell office:value-type="string" calcext:value-type="string">
            <text:p>gafanhoto</text:p>
            <text:p>(ecd4)</text:p>
          </table:table-cell>
          <table:table-cell office:value-type="string" calcext:value-type="string">
            <text:p></text:p>
          </table:table-cell>
          <table:table-cell office:value-type="string" calcext:value-type="string">
            <text:p>Gomorra</text:p>
            <text:p>(ea7a)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Filipos</text:p>
            <text:p>(e347)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frio</text:p>
            <text:p>(e0f2)</text:p>
          </table:table-cell>
          <table:table-cell office:value-type="string" calcext:value-type="string">
            <text:p></text:p>
          </table:table-cell>
          <table:table-cell office:value-type="string" calcext:value-type="string">
            <text:p>Gaio</text:p>
            <text:p>(ec0f)</text:p>
          </table:table-cell>
          <table:table-cell office:value-type="string" calcext:value-type="string">
            <text:p></text:p>
          </table:table-cell>
          <table:table-cell office:value-type="string" calcext:value-type="string">
            <text:p>gongo</text:p>
            <text:p>(ebe5)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Filólogo</text:p>
            <text:p>(ebcf)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ta</text:p>
            <text:p>(e27e)</text:p>
          </table:table-cell>
          <table:table-cell office:value-type="string" calcext:value-type="string">
            <text:p></text:p>
          </table:table-cell>
          <table:table-cell office:value-type="string" calcext:value-type="string">
            <text:p>Galileia</text:p>
            <text:p>(e337)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gordo</text:p>
            <text:p>(ea86)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filósofo</text:p>
            <text:p>(ec04)</text:p>
          </table:table-cell>
          <table:table-cell office:value-type="string" calcext:value-type="string">
            <text:p></text:p>
          </table:table-cell>
          <table:table-cell office:value-type="string" calcext:value-type="string">
            <text:p>Frígia</text:p>
            <text:p>(eb76)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galo</text:p>
            <text:p>(e25d)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ador</text:p>
            <text:p>(e0a3)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m</text:p>
            <text:p>(e232)</text:p>
          </table:table-cell>
          <table:table-cell office:value-type="string" calcext:value-type="string">
            <text:p></text:p>
          </table:table-cell>
          <table:table-cell office:value-type="string" calcext:value-type="string">
            <text:p>fumaça</text:p>
            <text:p>(ec03)</text:p>
          </table:table-cell>
          <table:table-cell office:value-type="string" calcext:value-type="string">
            <text:p></text:p>
          </table:table-cell>
          <table:table-cell office:value-type="string" calcext:value-type="string">
            <text:p>Galácia</text:p>
            <text:p>(eb46)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ma</text:p>
            <text:p>(ea33)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fingir</text:p>
            <text:p>(e094)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undação</text:p>
            <text:p>(e179)</text:p>
          </table:table-cell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  <text:p>(eb4d)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grande</text:p>
            <text:p>(e120)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auta</text:p>
            <text:p>(ea8b)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fundo</text:p>
            <text:p>(e119)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ganho</text:p>
            <text:p>(e1a3)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o</text:p>
            <text:p>(e20e)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Flegonte</text:p>
            <text:p>(ebd1)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o</text:p>
            <text:p>(e16e)</text:p>
          </table:table-cell>
          <table:table-cell office:value-type="string" calcext:value-type="string">
            <text:p></text:p>
          </table:table-cell>
          <table:table-cell office:value-type="string" calcext:value-type="string">
            <text:p>garfo_de_tração</text:p>
            <text:p>(ec41)</text:p>
          </table:table-cell>
          <table:table-cell office:value-type="string" calcext:value-type="string">
            <text:p></text:p>
          </table:table-cell>
          <table:table-cell office:value-type="string" calcext:value-type="string">
            <text:p>graxa_animal</text:p>
            <text:p>(eb11)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r</text:p>
            <text:p>(eb24)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fácil</text:p>
            <text:p>(e092)</text:p>
          </table:table-cell>
          <table:table-cell office:value-type="string" calcext:value-type="string">
            <text:p></text:p>
          </table:table-cell>
          <table:table-cell office:value-type="string" calcext:value-type="string">
            <text:p>Gaza</text:p>
            <text:p>(eb7f)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ça</text:p>
            <text:p>(e01f)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loresta</text:p>
            <text:p>(ec27)</text:p>
          </table:table-cell>
          <table:table-cell office:value-type="string" calcext:value-type="string">
            <text:p></text:p>
          </table:table-cell>
          <table:table-cell office:value-type="string" calcext:value-type="string">
            <text:p>Félix</text:p>
            <text:p>(eb99)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ção</text:p>
            <text:p>(e019)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gritar</text:p>
            <text:p>(e149)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ogo</text:p>
            <text:p>(e301)</text:p>
          </table:table-cell>
          <table:table-cell office:value-type="string" calcext:value-type="string">
            <text:p></text:p>
          </table:table-cell>
          <table:table-cell office:value-type="string" calcext:value-type="string">
            <text:p>Fígelo</text:p>
            <text:p>(ecb9)</text:p>
          </table:table-cell>
          <table:table-cell office:value-type="string" calcext:value-type="string">
            <text:p></text:p>
          </table:table-cell>
          <table:table-cell office:value-type="string" calcext:value-type="string">
            <text:p>Genesaré</text:p>
            <text:p>(e341)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grávido</text:p>
            <text:p>(e0a5)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ão</text:p>
            <text:p>(e279)</text:p>
          </table:table-cell>
          <table:table-cell office:value-type="string" calcext:value-type="string">
            <text:p></text:p>
          </table:table-cell>
          <table:table-cell office:value-type="string" calcext:value-type="string">
            <text:p>Hermes</text:p>
            <text:p>(ebed)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humilhar</text:p>
            <text:p>(e065)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imposto</text:p>
            <text:p>(e02b)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écia</text:p>
            <text:p>(e345)</text:p>
          </table:table-cell>
          <table:table-cell office:value-type="string" calcext:value-type="string">
            <text:p></text:p>
          </table:table-cell>
          <table:table-cell office:value-type="string" calcext:value-type="string">
            <text:p>Hermes_ídolo</text:p>
            <text:p>(eb2f)</text:p>
          </table:table-cell>
          <table:table-cell office:value-type="string" calcext:value-type="string">
            <text:p></text:p>
          </table:table-cell>
          <table:table-cell office:value-type="string" calcext:value-type="string">
            <text:p>Héber</text:p>
            <text:p>(ec5a)</text:p>
          </table:table-cell>
          <table:table-cell office:value-type="string" calcext:value-type="string">
            <text:p></text:p>
          </table:table-cell>
          <table:table-cell office:value-type="string" calcext:value-type="string">
            <text:p>incenso</text:p>
            <text:p>(ec98)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a</text:p>
            <text:p>(e0c1)</text:p>
          </table:table-cell>
          <table:table-cell office:value-type="string" calcext:value-type="string">
            <text:p></text:p>
          </table:table-cell>
          <table:table-cell office:value-type="string" calcext:value-type="string">
            <text:p>Hermógenes</text:p>
            <text:p>(ecb5)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  <text:p>(e166)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inferno</text:p>
            <text:p>(e0d1)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guarda</text:p>
            <text:p>(e0a8)</text:p>
          </table:table-cell>
          <table:table-cell office:value-type="string" calcext:value-type="string">
            <text:p></text:p>
          </table:table-cell>
          <table:table-cell office:value-type="string" calcext:value-type="string">
            <text:p>Herodes</text:p>
            <text:p>(e360)</text:p>
          </table:table-cell>
          <table:table-cell office:value-type="string" calcext:value-type="string">
            <text:p></text:p>
          </table:table-cell>
          <table:table-cell office:value-type="string" calcext:value-type="string">
            <text:p>Icônio</text:p>
            <text:p>(ec1f)</text:p>
          </table:table-cell>
          <table:table-cell office:value-type="string" calcext:value-type="string">
            <text:p></text:p>
          </table:table-cell>
          <table:table-cell office:value-type="string" calcext:value-type="string">
            <text:p>Inferno</text:p>
            <text:p>(e0c9)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álio</text:p>
            <text:p>(eb3b)</text:p>
          </table:table-cell>
          <table:table-cell office:value-type="string" calcext:value-type="string">
            <text:p></text:p>
          </table:table-cell>
          <table:table-cell office:value-type="string" calcext:value-type="string">
            <text:p>Herodianos</text:p>
            <text:p>(ea05)</text:p>
          </table:table-cell>
          <table:table-cell office:value-type="string" calcext:value-type="string">
            <text:p></text:p>
          </table:table-cell>
          <table:table-cell office:value-type="string" calcext:value-type="string">
            <text:p>Idumeia</text:p>
            <text:p>(e378)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inimigo</text:p>
            <text:p>(e025)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gêmeo</text:p>
            <text:p>(ec1b)</text:p>
          </table:table-cell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  <text:p>(e355)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ância</text:p>
            <text:p>(e06e)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inimizade</text:p>
            <text:p>(e01b)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ólgota</text:p>
            <text:p>(e34b)</text:p>
          </table:table-cell>
          <table:table-cell office:value-type="string" calcext:value-type="string">
            <text:p></text:p>
          </table:table-cell>
          <table:table-cell office:value-type="string" calcext:value-type="string">
            <text:p>Herodião</text:p>
            <text:p>(ebf1)</text:p>
          </table:table-cell>
          <table:table-cell office:value-type="string" calcext:value-type="string">
            <text:p></text:p>
          </table:table-cell>
          <table:table-cell office:value-type="string" calcext:value-type="string">
            <text:p>igreja</text:p>
            <text:p>(ebfc)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to</text:p>
            <text:p>(e304)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habilidade</text:p>
            <text:p>(e124)</text:p>
          </table:table-cell>
          <table:table-cell office:value-type="string" calcext:value-type="string">
            <text:p></text:p>
          </table:table-cell>
          <table:table-cell office:value-type="string" calcext:value-type="string">
            <text:p>Hezrom</text:p>
            <text:p>(ea4f)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igual</text:p>
            <text:p>(e24b)</text:p>
          </table:table-cell>
          <table:table-cell office:value-type="string" calcext:value-type="string">
            <text:p></text:p>
          </table:table-cell>
          <table:table-cell office:value-type="string" calcext:value-type="string">
            <text:p>inundar</text:p>
            <text:p>(ece0)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  <text:p>(eb5d)</text:p>
          </table:table-cell>
          <table:table-cell office:value-type="string" calcext:value-type="string">
            <text:p></text:p>
          </table:table-cell>
          <table:table-cell office:value-type="string" calcext:value-type="string">
            <text:p>Hierápolis</text:p>
            <text:p>(ece9)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ilegalidade</text:p>
            <text:p>(e08f)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inverno</text:p>
            <text:p>(e16b)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a</text:p>
            <text:p>(ecc6)</text:p>
          </table:table-cell>
          <table:table-cell office:value-type="string" calcext:value-type="string">
            <text:p></text:p>
          </table:table-cell>
          <table:table-cell office:value-type="string" calcext:value-type="string">
            <text:p>Himeneu</text:p>
            <text:p>(ecaa)</text:p>
          </table:table-cell>
          <table:table-cell office:value-type="string" calcext:value-type="string">
            <text:p></text:p>
          </table:table-cell>
          <table:table-cell office:value-type="string" calcext:value-type="string">
            <text:p>ilha</text:p>
            <text:p>(eb05)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ir</text:p>
            <text:p>(e381)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ã</text:p>
            <text:p>(eb0b)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ino</text:p>
            <text:p>(e0e3)</text:p>
          </table:table-cell>
          <table:table-cell office:value-type="string" calcext:value-type="string">
            <text:p></text:p>
          </table:table-cell>
          <table:table-cell office:value-type="string" calcext:value-type="string">
            <text:p>Ilírico</text:p>
            <text:p>(ebc6)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ira_de_Deus</text:p>
            <text:p>(e02a)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haste</text:p>
            <text:p>(ea01)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homem</text:p>
            <text:p>(e000)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ediatamente</text:p>
            <text:p>(e215)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irmã</text:p>
            <text:p>(e00e)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us</text:p>
            <text:p>(ec8f)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ra</text:p>
            <text:p>(e031)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ensurável</text:p>
            <text:p>(e18c)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irmão</text:p>
            <text:p>(e006)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herança</text:p>
            <text:p>(e017)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ra</text:p>
            <text:p>(e331)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implorar</text:p>
            <text:p>(e21e)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irmãos</text:p>
            <text:p>(e007)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rdeiro</text:p>
            <text:p>(e018)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a</text:p>
            <text:p>(e216)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importante</text:p>
            <text:p>(ebe7)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irmãs</text:p>
            <text:p>(e00f)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  <text:p>(ebc4)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de</text:p>
            <text:p>(e19d)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ível</text:p>
            <text:p>(e180)</text:p>
          </table:table-cell>
          <table:table-cell office:value-type="string" calcext:value-type="string">
            <text:p></text:p>
          </table:table-cell>
          <table:table-cell office:value-type="string" calcext:value-type="string">
            <text:p>Isabel</text:p>
            <text:p>(ec3a)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que</text:p>
            <text:p>(e374)</text:p>
          </table:table-cell>
          <table:table-cell office:value-type="string" calcext:value-type="string">
            <text:p></text:p>
          </table:table-cell>
          <table:table-cell office:value-type="string" calcext:value-type="string">
            <text:p>Jefté</text:p>
            <text:p>(ed04)</text:p>
          </table:table-cell>
          <table:table-cell office:value-type="string" calcext:value-type="string">
            <text:p></text:p>
          </table:table-cell>
          <table:table-cell office:value-type="string" calcext:value-type="string">
            <text:p>Jorim</text:p>
            <text:p>(ec64)</text:p>
          </table:table-cell>
          <table:table-cell office:value-type="string" calcext:value-type="string">
            <text:p></text:p>
          </table:table-cell>
          <table:table-cell office:value-type="string" calcext:value-type="string">
            <text:p>jugo</text:p>
            <text:p>(eb09)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ías</text:p>
            <text:p>(e372)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jejuar_não_comer</text:p>
            <text:p>(e18e)</text:p>
          </table:table-cell>
          <table:table-cell office:value-type="string" calcext:value-type="string">
            <text:p></text:p>
          </table:table-cell>
          <table:table-cell office:value-type="string" calcext:value-type="string">
            <text:p>Jorão</text:p>
            <text:p>(ea5e)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junco</text:p>
            <text:p>(ea26)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  <text:p>(ea04)</text:p>
          </table:table-cell>
          <table:table-cell office:value-type="string" calcext:value-type="string">
            <text:p></text:p>
          </table:table-cell>
          <table:table-cell office:value-type="string" calcext:value-type="string">
            <text:p>Jeremias</text:p>
            <text:p>(ea28)</text:p>
          </table:table-cell>
          <table:table-cell office:value-type="string" calcext:value-type="string">
            <text:p></text:p>
          </table:table-cell>
          <table:table-cell office:value-type="string" calcext:value-type="string">
            <text:p>Josafá</text:p>
            <text:p>(ea5d)</text:p>
          </table:table-cell>
          <table:table-cell office:value-type="string" calcext:value-type="string">
            <text:p></text:p>
          </table:table-cell>
          <table:table-cell office:value-type="string" calcext:value-type="string">
            <text:p>justificar</text:p>
            <text:p>(eb4f)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ar</text:p>
            <text:p>(ecce)</text:p>
          </table:table-cell>
          <table:table-cell office:value-type="string" calcext:value-type="string">
            <text:p></text:p>
          </table:table-cell>
          <table:table-cell office:value-type="string" calcext:value-type="string">
            <text:p>Jericó</text:p>
            <text:p>(ea08)</text:p>
          </table:table-cell>
          <table:table-cell office:value-type="string" calcext:value-type="string">
            <text:p></text:p>
          </table:table-cell>
          <table:table-cell office:value-type="string" calcext:value-type="string">
            <text:p>Josias</text:p>
            <text:p>(ea65)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ça</text:p>
            <text:p>(ea25)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eia</text:p>
            <text:p>(ec3e)</text:p>
          </table:table-cell>
          <table:table-cell office:value-type="string" calcext:value-type="string">
            <text:p></text:p>
          </table:table-cell>
          <table:table-cell office:value-type="string" calcext:value-type="string">
            <text:p>Jerusalém</text:p>
            <text:p>(e338)</text:p>
          </table:table-cell>
          <table:table-cell office:value-type="string" calcext:value-type="string">
            <text:p></text:p>
          </table:table-cell>
          <table:table-cell office:value-type="string" calcext:value-type="string">
            <text:p>José</text:p>
            <text:p>(ea15)</text:p>
          </table:table-cell>
          <table:table-cell office:value-type="string" calcext:value-type="string">
            <text:p></text:p>
          </table:table-cell>
          <table:table-cell office:value-type="string" calcext:value-type="string">
            <text:p>Justo</text:p>
            <text:p>(eb6a)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ália</text:p>
            <text:p>(ec90)</text:p>
          </table:table-cell>
          <table:table-cell office:value-type="string" calcext:value-type="string">
            <text:p></text:p>
          </table:table-cell>
          <table:table-cell office:value-type="string" calcext:value-type="string">
            <text:p>Jessé</text:p>
            <text:p>(ea58)</text:p>
          </table:table-cell>
          <table:table-cell office:value-type="string" calcext:value-type="string">
            <text:p></text:p>
          </table:table-cell>
          <table:table-cell office:value-type="string" calcext:value-type="string">
            <text:p>José</text:p>
            <text:p>(e369)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justo</text:p>
            <text:p>(e090)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ó</text:p>
            <text:p>(e375)</text:p>
          </table:table-cell>
          <table:table-cell office:value-type="string" calcext:value-type="string">
            <text:p></text:p>
          </table:table-cell>
          <table:table-cell office:value-type="string" calcext:value-type="string">
            <text:p>Jesus</text:p>
            <text:p>(e037)</text:p>
          </table:table-cell>
          <table:table-cell office:value-type="string" calcext:value-type="string">
            <text:p></text:p>
          </table:table-cell>
          <table:table-cell office:value-type="string" calcext:value-type="string">
            <text:p>Jothan</text:p>
            <text:p>(ea60)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íz</text:p>
            <text:p>(e1a2)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o</text:p>
            <text:p>(e367)</text:p>
          </table:table-cell>
          <table:table-cell office:value-type="string" calcext:value-type="string">
            <text:p></text:p>
          </table:table-cell>
          <table:table-cell office:value-type="string" calcext:value-type="string">
            <text:p>Jesus_não_Cristo</text:p>
            <text:p>(eb03)</text:p>
          </table:table-cell>
          <table:table-cell office:value-type="string" calcext:value-type="string">
            <text:p></text:p>
          </table:table-cell>
          <table:table-cell office:value-type="string" calcext:value-type="string">
            <text:p>Jotão</text:p>
            <text:p>(eb82)</text:p>
          </table:table-cell>
          <table:table-cell office:value-type="string" calcext:value-type="string">
            <text:p></text:p>
          </table:table-cell>
          <table:table-cell office:value-type="string" calcext:value-type="string">
            <text:p>Jó</text:p>
            <text:p>(ed0b)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  <text:p>(ecbc)</text:p>
          </table:table-cell>
          <table:table-cell office:value-type="string" calcext:value-type="string">
            <text:p></text:p>
          </table:table-cell>
          <table:table-cell office:value-type="string" calcext:value-type="string">
            <text:p>Jezabel</text:p>
            <text:p>(eca2)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jovem</text:p>
            <text:p>(e0f1)</text:p>
          </table:table-cell>
          <table:table-cell office:value-type="string" calcext:value-type="string">
            <text:p></text:p>
          </table:table-cell>
          <table:table-cell office:value-type="string" calcext:value-type="string">
            <text:p>Júlia</text:p>
            <text:p>(ebc7)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ai</text:p>
            <text:p>(ec46)</text:p>
          </table:table-cell>
          <table:table-cell office:value-type="string" calcext:value-type="string">
            <text:p></text:p>
          </table:table-cell>
          <table:table-cell office:value-type="string" calcext:value-type="string">
            <text:p>Joana</text:p>
            <text:p>(ec63)</text:p>
          </table:table-cell>
          <table:table-cell office:value-type="string" calcext:value-type="string">
            <text:p></text:p>
          </table:table-cell>
          <table:table-cell office:value-type="string" calcext:value-type="string">
            <text:p>João</text:p>
            <text:p>(e35a)</text:p>
          </table:table-cell>
          <table:table-cell office:value-type="string" calcext:value-type="string">
            <text:p></text:p>
          </table:table-cell>
          <table:table-cell office:value-type="string" calcext:value-type="string">
            <text:p>Júlio</text:p>
            <text:p>(ec07)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janela</text:p>
            <text:p>(e311)</text:p>
          </table:table-cell>
          <table:table-cell office:value-type="string" calcext:value-type="string">
            <text:p></text:p>
          </table:table-cell>
          <table:table-cell office:value-type="string" calcext:value-type="string">
            <text:p>Joanã</text:p>
            <text:p>(ec4c)</text:p>
          </table:table-cell>
          <table:table-cell office:value-type="string" calcext:value-type="string">
            <text:p></text:p>
          </table:table-cell>
          <table:table-cell office:value-type="string" calcext:value-type="string">
            <text:p>João_o_Batista</text:p>
            <text:p>(e336)</text:p>
          </table:table-cell>
          <table:table-cell office:value-type="string" calcext:value-type="string">
            <text:p></text:p>
          </table:table-cell>
          <table:table-cell office:value-type="string" calcext:value-type="string">
            <text:p>Júnias</text:p>
            <text:p>(ebc8)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es</text:p>
            <text:p>(ecbe)</text:p>
          </table:table-cell>
          <table:table-cell office:value-type="string" calcext:value-type="string">
            <text:p></text:p>
          </table:table-cell>
          <table:table-cell office:value-type="string" calcext:value-type="string">
            <text:p>Joel</text:p>
            <text:p>(ec92)</text:p>
          </table:table-cell>
          <table:table-cell office:value-type="string" calcext:value-type="string">
            <text:p></text:p>
          </table:table-cell>
          <table:table-cell office:value-type="string" calcext:value-type="string">
            <text:p>Judas</text:p>
            <text:p>(e368)</text:p>
          </table:table-cell>
          <table:table-cell office:value-type="string" calcext:value-type="string">
            <text:p></text:p>
          </table:table-cell>
          <table:table-cell office:value-type="string" calcext:value-type="string">
            <text:p>Júpiter</text:p>
            <text:p>(eb2d)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anom</text:p>
            <text:p>(eb64)</text:p>
          </table:table-cell>
          <table:table-cell office:value-type="string" calcext:value-type="string">
            <text:p></text:p>
          </table:table-cell>
          <table:table-cell office:value-type="string" calcext:value-type="string">
            <text:p>Jonas</text:p>
            <text:p>(e0c5)</text:p>
          </table:table-cell>
          <table:table-cell office:value-type="string" calcext:value-type="string">
            <text:p></text:p>
          </table:table-cell>
          <table:table-cell office:value-type="string" calcext:value-type="string">
            <text:p>Judas_Iscariotes</text:p>
            <text:p>(e365)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lado</text:p>
            <text:p>(e10d)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e</text:p>
            <text:p>(ec62)</text:p>
          </table:table-cell>
          <table:table-cell office:value-type="string" calcext:value-type="string">
            <text:p></text:p>
          </table:table-cell>
          <table:table-cell office:value-type="string" calcext:value-type="string">
            <text:p>Jonas_pai_Simão</text:p>
            <text:p>(ea29)</text:p>
          </table:table-cell>
          <table:table-cell office:value-type="string" calcext:value-type="string">
            <text:p></text:p>
          </table:table-cell>
          <table:table-cell office:value-type="string" calcext:value-type="string">
            <text:p>Judeia</text:p>
            <text:p>(e339)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ladrão</text:p>
            <text:p>(e0e9)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ra</text:p>
            <text:p>(e0d5)</text:p>
          </table:table-cell>
          <table:table-cell office:value-type="string" calcext:value-type="string">
            <text:p></text:p>
          </table:table-cell>
          <table:table-cell office:value-type="string" calcext:value-type="string">
            <text:p>Jonã</text:p>
            <text:p>(ec9b)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udeus</text:p>
            <text:p>(e0f9)</text:p>
          </table:table-cell>
          <table:table-cell office:value-type="string" calcext:value-type="string">
            <text:p></text:p>
          </table:table-cell>
          <table:table-cell office:value-type="string" calcext:value-type="string">
            <text:p>lago</text:p>
            <text:p>(ec65)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onias</text:p>
            <text:p>(ea66)</text:p>
          </table:table-cell>
          <table:table-cell office:value-type="string" calcext:value-type="string">
            <text:p></text:p>
          </table:table-cell>
          <table:table-cell office:value-type="string" calcext:value-type="string">
            <text:p>Jope</text:p>
            <text:p>(ec2d)</text:p>
          </table:table-cell>
          <table:table-cell office:value-type="string" calcext:value-type="string">
            <text:p></text:p>
          </table:table-cell>
          <table:table-cell office:value-type="string" calcext:value-type="string">
            <text:p>Judá</text:p>
            <text:p>(ea4b)</text:p>
          </table:table-cell>
          <table:table-cell office:value-type="string" calcext:value-type="string">
            <text:p></text:p>
          </table:table-cell>
          <table:table-cell office:value-type="string" calcext:value-type="string">
            <text:p>Lameque</text:p>
            <text:p>(ec66)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lançar</text:p>
            <text:p>(e327)</text:p>
          </table:table-cell>
          <table:table-cell office:value-type="string" calcext:value-type="string">
            <text:p></text:p>
          </table:table-cell>
          <table:table-cell office:value-type="string" calcext:value-type="string">
            <text:p>Levita</text:p>
            <text:p>(eb44)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o_sofrimento</text:p>
            <text:p>(e16f)</text:p>
          </table:table-cell>
          <table:table-cell office:value-type="string" calcext:value-type="string">
            <text:p></text:p>
          </table:table-cell>
          <table:table-cell office:value-type="string" calcext:value-type="string">
            <text:p>Ló</text:p>
            <text:p>(ebdc)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ia</text:p>
            <text:p>(ebf9)</text:p>
          </table:table-cell>
          <table:table-cell office:value-type="string" calcext:value-type="string">
            <text:p></text:p>
          </table:table-cell>
          <table:table-cell office:value-type="string" calcext:value-type="string">
            <text:p>leão</text:p>
            <text:p>(ecb6)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e</text:p>
            <text:p>(ea16)</text:p>
          </table:table-cell>
          <table:table-cell office:value-type="string" calcext:value-type="string">
            <text:p></text:p>
          </table:table-cell>
          <table:table-cell office:value-type="string" calcext:value-type="string">
            <text:p>Lúcio</text:p>
            <text:p>(ec93)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  <text:p>(ec16)</text:p>
          </table:table-cell>
          <table:table-cell office:value-type="string" calcext:value-type="string">
            <text:p></text:p>
          </table:table-cell>
          <table:table-cell office:value-type="string" calcext:value-type="string">
            <text:p>Libertos</text:p>
            <text:p>(ec8e)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lua</text:p>
            <text:p>(e272)</text:p>
          </table:table-cell>
          <table:table-cell office:value-type="string" calcext:value-type="string">
            <text:p></text:p>
          </table:table-cell>
          <table:table-cell office:value-type="string" calcext:value-type="string">
            <text:p>Maalalel</text:p>
            <text:p>(ec68)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m</text:p>
            <text:p>(eba8)</text:p>
          </table:table-cell>
          <table:table-cell office:value-type="string" calcext:value-type="string">
            <text:p></text:p>
          </table:table-cell>
          <table:table-cell office:value-type="string" calcext:value-type="string">
            <text:p>Licaônia</text:p>
            <text:p>(eb51)</text:p>
          </table:table-cell>
          <table:table-cell office:value-type="string" calcext:value-type="string">
            <text:p></text:p>
          </table:table-cell>
          <table:table-cell office:value-type="string" calcext:value-type="string">
            <text:p>Lucas</text:p>
            <text:p>(eb68)</text:p>
          </table:table-cell>
          <table:table-cell office:value-type="string" calcext:value-type="string">
            <text:p></text:p>
          </table:table-cell>
          <table:table-cell office:value-type="string" calcext:value-type="string">
            <text:p>Maate</text:p>
            <text:p>(ec4b)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lavar</text:p>
            <text:p>(e08b)</text:p>
          </table:table-cell>
          <table:table-cell office:value-type="string" calcext:value-type="string">
            <text:p></text:p>
          </table:table-cell>
          <table:table-cell office:value-type="string" calcext:value-type="string">
            <text:p>Lida</text:p>
            <text:p>(ec2e)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lucro</text:p>
            <text:p>(e035)</text:p>
          </table:table-cell>
          <table:table-cell office:value-type="string" calcext:value-type="string">
            <text:p></text:p>
          </table:table-cell>
          <table:table-cell office:value-type="string" calcext:value-type="string">
            <text:p>Macedônia</text:p>
            <text:p>(ec0d)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ão</text:p>
            <text:p>(e366)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iderança</text:p>
            <text:p>(e137)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ático</text:p>
            <text:p>(e06d)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duro</text:p>
            <text:p>(e236)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leite</text:p>
            <text:p>(eca3)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limpo</text:p>
            <text:p>(e248)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uz</text:p>
            <text:p>(e0c2)</text:p>
          </table:table-cell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  <text:p>(ea30)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lembrar</text:p>
            <text:p>(e0d8)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ho</text:p>
            <text:p>(ea20)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ámpada</text:p>
            <text:p>(e164)</text:p>
          </table:table-cell>
          <table:table-cell office:value-type="string" calcext:value-type="string">
            <text:p></text:p>
          </table:table-cell>
          <table:table-cell office:value-type="string" calcext:value-type="string">
            <text:p>Magogue</text:p>
            <text:p>(ecf9)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lento</text:p>
            <text:p>(e19c)</text:p>
          </table:table-cell>
          <table:table-cell office:value-type="string" calcext:value-type="string">
            <text:p></text:p>
          </table:table-cell>
          <table:table-cell office:value-type="string" calcext:value-type="string">
            <text:p>Lino</text:p>
            <text:p>(ecb0)</text:p>
          </table:table-cell>
          <table:table-cell office:value-type="string" calcext:value-type="string">
            <text:p></text:p>
          </table:table-cell>
          <table:table-cell office:value-type="string" calcext:value-type="string">
            <text:p>Lázaro</text:p>
            <text:p>(ec67)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ais_tarde</text:p>
            <text:p>(e199)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o</text:p>
            <text:p>(ecf8)</text:p>
          </table:table-cell>
          <table:table-cell office:value-type="string" calcext:value-type="string">
            <text:p></text:p>
          </table:table-cell>
          <table:table-cell office:value-type="string" calcext:value-type="string">
            <text:p>Lisânias</text:p>
            <text:p>(ec40)</text:p>
          </table:table-cell>
          <table:table-cell office:value-type="string" calcext:value-type="string">
            <text:p></text:p>
          </table:table-cell>
          <table:table-cell office:value-type="string" calcext:value-type="string">
            <text:p>lã</text:p>
            <text:p>(ebfa)</text:p>
          </table:table-cell>
          <table:table-cell office:value-type="string" calcext:value-type="string">
            <text:p></text:p>
          </table:table-cell>
          <table:table-cell office:value-type="string" calcext:value-type="string">
            <text:p>mais_um</text:p>
            <text:p>(ebf2)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a</text:p>
            <text:p>(e382)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livre</text:p>
            <text:p>(e260)</text:p>
          </table:table-cell>
          <table:table-cell office:value-type="string" calcext:value-type="string">
            <text:p></text:p>
          </table:table-cell>
          <table:table-cell office:value-type="string" calcext:value-type="string">
            <text:p>Líbia</text:p>
            <text:p>(eb73)</text:p>
          </table:table-cell>
          <table:table-cell office:value-type="string" calcext:value-type="string">
            <text:p></text:p>
          </table:table-cell>
          <table:table-cell office:value-type="string" calcext:value-type="string">
            <text:p>Malco</text:p>
            <text:p>(ebb7)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leste</text:p>
            <text:p>(ea38)</text:p>
          </table:table-cell>
          <table:table-cell office:value-type="string" calcext:value-type="string">
            <text:p></text:p>
          </table:table-cell>
          <table:table-cell office:value-type="string" calcext:value-type="string">
            <text:p>livre_sem_costo</text:p>
            <text:p>(ebe4)</text:p>
          </table:table-cell>
          <table:table-cell office:value-type="string" calcext:value-type="string">
            <text:p></text:p>
          </table:table-cell>
          <table:table-cell office:value-type="string" calcext:value-type="string">
            <text:p>Lícia</text:p>
            <text:p>(ec13)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maldição</text:p>
            <text:p>(e05a)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evantar</text:p>
            <text:p>(e081)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ivro</text:p>
            <text:p>(e22a)</text:p>
          </table:table-cell>
          <table:table-cell office:value-type="string" calcext:value-type="string">
            <text:p></text:p>
          </table:table-cell>
          <table:table-cell office:value-type="string" calcext:value-type="string">
            <text:p>Lídia</text:p>
            <text:p>(eb50)</text:p>
          </table:table-cell>
          <table:table-cell office:value-type="string" calcext:value-type="string">
            <text:p></text:p>
          </table:table-cell>
          <table:table-cell office:value-type="string" calcext:value-type="string">
            <text:p>Malta</text:p>
            <text:p>(ec19)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Levantar-se</text:p>
            <text:p>(e322)</text:p>
          </table:table-cell>
          <table:table-cell office:value-type="string" calcext:value-type="string">
            <text:p></text:p>
          </table:table-cell>
          <table:table-cell office:value-type="string" calcext:value-type="string">
            <text:p>Loide</text:p>
            <text:p>(ecb7)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íngua</text:p>
            <text:p>(ea23)</text:p>
          </table:table-cell>
          <table:table-cell office:value-type="string" calcext:value-type="string">
            <text:p></text:p>
          </table:table-cell>
          <table:table-cell office:value-type="string" calcext:value-type="string">
            <text:p>Manassés</text:p>
            <text:p>(ea63)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</text:p>
            <text:p>(eb1b)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longe</text:p>
            <text:p>(e11e)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língua</text:p>
            <text:p>(e045)</text:p>
          </table:table-cell>
          <table:table-cell office:value-type="string" calcext:value-type="string">
            <text:p></text:p>
          </table:table-cell>
          <table:table-cell office:value-type="string" calcext:value-type="string">
            <text:p>Manaém</text:p>
            <text:p>(eb40)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eus</text:p>
            <text:p>(e35c)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longe</text:p>
            <text:p>(e197)</text:p>
          </table:table-cell>
          <table:table-cell office:value-type="string" calcext:value-type="string">
            <text:p></text:p>
          </table:table-cell>
          <table:table-cell office:value-type="string" calcext:value-type="string">
            <text:p>Lísias</text:p>
            <text:p>(ec37)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mandamento</text:p>
            <text:p>(e22f)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anhã</text:p>
            <text:p>(e163)</text:p>
          </table:table-cell>
          <table:table-cell office:value-type="string" calcext:value-type="string">
            <text:p></text:p>
          </table:table-cell>
          <table:table-cell office:value-type="string" calcext:value-type="string">
            <text:p>Matã</text:p>
            <text:p>(ea71)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nsageiro</text:p>
            <text:p>(e136)</text:p>
          </table:table-cell>
          <table:table-cell office:value-type="string" calcext:value-type="string">
            <text:p></text:p>
          </table:table-cell>
          <table:table-cell office:value-type="string" calcext:value-type="string">
            <text:p>Mileto</text:p>
            <text:p>(eb23)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manter</text:p>
            <text:p>(e099)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mau</text:p>
            <text:p>(e17d)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mensagem</text:p>
            <text:p>(e22d)</text:p>
          </table:table-cell>
          <table:table-cell office:value-type="string" calcext:value-type="string">
            <text:p></text:p>
          </table:table-cell>
          <table:table-cell office:value-type="string" calcext:value-type="string">
            <text:p>Milhão</text:p>
            <text:p>(ecd9)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á</text:p>
            <text:p>(eba9)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dida</text:p>
            <text:p>(e305)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ente</text:p>
            <text:p>(e06c)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minhoca</text:p>
            <text:p>(ea06)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Mar_Adriático</text:p>
            <text:p>(ec17)</text:p>
          </table:table-cell>
          <table:table-cell office:value-type="string" calcext:value-type="string">
            <text:p></text:p>
          </table:table-cell>
          <table:table-cell office:value-type="string" calcext:value-type="string">
            <text:p>Megido</text:p>
            <text:p>(ecfb)</text:p>
          </table:table-cell>
          <table:table-cell office:value-type="string" calcext:value-type="string">
            <text:p></text:p>
          </table:table-cell>
          <table:table-cell office:value-type="string" calcext:value-type="string">
            <text:p>Mená</text:p>
            <text:p>(ec6b)</text:p>
          </table:table-cell>
          <table:table-cell office:value-type="string" calcext:value-type="string">
            <text:p></text:p>
          </table:table-cell>
          <table:table-cell office:value-type="string" calcext:value-type="string">
            <text:p>Miriã</text:p>
            <text:p>(e385)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Mar_da_Galileia</text:p>
            <text:p>(e350)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mel</text:p>
            <text:p>(e052)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ercado</text:p>
            <text:p>(e02e)</text:p>
          </table:table-cell>
          <table:table-cell office:value-type="string" calcext:value-type="string">
            <text:p></text:p>
          </table:table-cell>
          <table:table-cell office:value-type="string" calcext:value-type="string">
            <text:p>Mirra</text:p>
            <text:p>(ec28)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Mar_de_Vermelho</text:p>
            <text:p>(eb0c)</text:p>
          </table:table-cell>
          <table:table-cell office:value-type="string" calcext:value-type="string">
            <text:p></text:p>
          </table:table-cell>
          <table:table-cell office:value-type="string" calcext:value-type="string">
            <text:p>Meleá</text:p>
            <text:p>(ec6a)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merecer</text:p>
            <text:p>(e0f5)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irra</text:p>
            <text:p>(e245)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cos</text:p>
            <text:p>(e371)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melhor</text:p>
            <text:p>(e21f)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mesa</text:p>
            <text:p>(e280)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isericórdia</text:p>
            <text:p>(e01d)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ia</text:p>
            <text:p>(e354)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melhor</text:p>
            <text:p>(e09e)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mesmo</text:p>
            <text:p>(ea95)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istério</text:p>
            <text:p>(e18b)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ia_Madalena</text:p>
            <text:p>(e353)</text:p>
          </table:table-cell>
          <table:table-cell office:value-type="string" calcext:value-type="string">
            <text:p></text:p>
          </table:table-cell>
          <table:table-cell office:value-type="string" calcext:value-type="string">
            <text:p>Melqui</text:p>
            <text:p>(ec45)</text:p>
          </table:table-cell>
          <table:table-cell office:value-type="string" calcext:value-type="string">
            <text:p></text:p>
          </table:table-cell>
          <table:table-cell office:value-type="string" calcext:value-type="string">
            <text:p>Mesopotâmia</text:p>
            <text:p>(eb72)</text:p>
          </table:table-cell>
          <table:table-cell office:value-type="string" calcext:value-type="string">
            <text:p></text:p>
          </table:table-cell>
          <table:table-cell office:value-type="string" calcext:value-type="string">
            <text:p>Mitilene</text:p>
            <text:p>(eb21)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a</text:p>
            <text:p>(ec69)</text:p>
          </table:table-cell>
          <table:table-cell office:value-type="string" calcext:value-type="string">
            <text:p></text:p>
          </table:table-cell>
          <table:table-cell office:value-type="string" calcext:value-type="string">
            <text:p>Melquisedeque</text:p>
            <text:p>(ed05)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metade</text:p>
            <text:p>(ea22)</text:p>
          </table:table-cell>
          <table:table-cell office:value-type="string" calcext:value-type="string">
            <text:p></text:p>
          </table:table-cell>
          <table:table-cell office:value-type="string" calcext:value-type="string">
            <text:p>Mnasom</text:p>
            <text:p>(eb26)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massa</text:p>
            <text:p>(ea36)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ro</text:p>
            <text:p>(e174)</text:p>
          </table:table-cell>
          <table:table-cell office:value-type="string" calcext:value-type="string">
            <text:p></text:p>
          </table:table-cell>
          <table:table-cell office:value-type="string" calcext:value-type="string">
            <text:p>metal</text:p>
            <text:p>(eb28)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moer</text:p>
            <text:p>(e83d)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ate</text:p>
            <text:p>(ed12)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menina</text:p>
            <text:p>(e009)</text:p>
          </table:table-cell>
          <table:table-cell office:value-type="string" calcext:value-type="string">
            <text:p></text:p>
          </table:table-cell>
          <table:table-cell office:value-type="string" calcext:value-type="string">
            <text:p>Metusalém</text:p>
            <text:p>(ec6c)</text:p>
          </table:table-cell>
          <table:table-cell office:value-type="string" calcext:value-type="string">
            <text:p></text:p>
          </table:table-cell>
          <table:table-cell office:value-type="string" calcext:value-type="string">
            <text:p>Moisés</text:p>
            <text:p>(e35b)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atias</text:p>
            <text:p>(ec9d)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meninas</text:p>
            <text:p>(e00a)</text:p>
          </table:table-cell>
          <table:table-cell office:value-type="string" calcext:value-type="string">
            <text:p></text:p>
          </table:table-cell>
          <table:table-cell office:value-type="string" calcext:value-type="string">
            <text:p>Micael</text:p>
            <text:p>(ece1)</text:p>
          </table:table-cell>
          <table:table-cell office:value-type="string" calcext:value-type="string">
            <text:p></text:p>
          </table:table-cell>
          <table:table-cell office:value-type="string" calcext:value-type="string">
            <text:p>Moloque</text:p>
            <text:p>(ec26)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atá</text:p>
            <text:p>(ec9c)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menino</text:p>
            <text:p>(e001)</text:p>
          </table:table-cell>
          <table:table-cell office:value-type="string" calcext:value-type="string">
            <text:p></text:p>
          </table:table-cell>
          <table:table-cell office:value-type="string" calcext:value-type="string">
            <text:p>Midiã</text:p>
            <text:p>(eb0f)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ntanha</text:p>
            <text:p>(e306)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eus</text:p>
            <text:p>(eb04)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meninos</text:p>
            <text:p>(e002)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mil</text:p>
            <text:p>(e296)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monte</text:p>
            <text:p>(e202)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trimônio</text:p>
            <text:p>(e010)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menor</text:p>
            <text:p>(e32e)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lagre</text:p>
            <text:p>(e095)</text:p>
          </table:table-cell>
          <table:table-cell office:value-type="string" calcext:value-type="string">
            <text:p></text:p>
          </table:table-cell>
          <table:table-cell office:value-type="string" calcext:value-type="string">
            <text:p>Monte_das_Oliveiras</text:p>
            <text:p>(e351)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nte_Sinai</text:p>
            <text:p>(eb5c)</text:p>
          </table:table-cell>
          <table:table-cell office:value-type="string" calcext:value-type="string">
            <text:p></text:p>
          </table:table-cell>
          <table:table-cell office:value-type="string" calcext:value-type="string">
            <text:p>Média</text:p>
            <text:p>(eb70)</text:p>
          </table:table-cell>
          <table:table-cell office:value-type="string" calcext:value-type="string">
            <text:p></text:p>
          </table:table-cell>
          <table:table-cell office:value-type="string" calcext:value-type="string">
            <text:p>Naum</text:p>
            <text:p>(ec48)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nomeado</text:p>
            <text:p>(e041)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nte_Sião</text:p>
            <text:p>(ecf5)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médico</text:p>
            <text:p>(e144)</text:p>
          </table:table-cell>
          <table:table-cell office:value-type="string" calcext:value-type="string">
            <text:p></text:p>
          </table:table-cell>
          <table:table-cell office:value-type="string" calcext:value-type="string">
            <text:p>Nazaré</text:p>
            <text:p>(e34e)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e</text:p>
            <text:p>(ea74)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mordomia</text:p>
            <text:p>(e07c)</text:p>
          </table:table-cell>
          <table:table-cell office:value-type="string" calcext:value-type="string">
            <text:p></text:p>
          </table:table-cell>
          <table:table-cell office:value-type="string" calcext:value-type="string">
            <text:p>mês</text:p>
            <text:p>(e34c)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negar</text:p>
            <text:p>(e0e5)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nos</text:p>
            <text:p>(e167)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morto</text:p>
            <text:p>(e181)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mínimo</text:p>
            <text:p>(e397)</text:p>
          </table:table-cell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  <text:p>(eb4e)</text:p>
          </table:table-cell>
          <table:table-cell office:value-type="string" calcext:value-type="string">
            <text:p></text:p>
          </table:table-cell>
          <table:table-cell office:value-type="string" calcext:value-type="string">
            <text:p>Not_found</text:p>
            <text:p>(ec9e)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ostarda</text:p>
            <text:p>(e039)</text:p>
          </table:table-cell>
          <table:table-cell office:value-type="string" calcext:value-type="string">
            <text:p></text:p>
          </table:table-cell>
          <table:table-cell office:value-type="string" calcext:value-type="string">
            <text:p>Mísia</text:p>
            <text:p>(eb4a)</text:p>
          </table:table-cell>
          <table:table-cell office:value-type="string" calcext:value-type="string">
            <text:p></text:p>
          </table:table-cell>
          <table:table-cell office:value-type="string" calcext:value-type="string">
            <text:p>Nereu</text:p>
            <text:p>(ebca)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ove</text:p>
            <text:p>(e294)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r</text:p>
            <text:p>(e32f)</text:p>
          </table:table-cell>
          <table:table-cell office:value-type="string" calcext:value-type="string">
            <text:p></text:p>
          </table:table-cell>
          <table:table-cell office:value-type="string" calcext:value-type="string">
            <text:p>Naamã</text:p>
            <text:p>(ec6d)</text:p>
          </table:table-cell>
          <table:table-cell office:value-type="string" calcext:value-type="string">
            <text:p></text:p>
          </table:table-cell>
          <table:table-cell office:value-type="string" calcext:value-type="string">
            <text:p>Neri</text:p>
            <text:p>(ec70)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ovo</text:p>
            <text:p>(e308)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do</text:p>
            <text:p>(e050)</text:p>
          </table:table-cell>
          <table:table-cell office:value-type="string" calcext:value-type="string">
            <text:p></text:p>
          </table:table-cell>
          <table:table-cell office:value-type="string" calcext:value-type="string">
            <text:p>Naassom</text:p>
            <text:p>(ea52)</text:p>
          </table:table-cell>
          <table:table-cell office:value-type="string" calcext:value-type="string">
            <text:p></text:p>
          </table:table-cell>
          <table:table-cell office:value-type="string" calcext:value-type="string">
            <text:p>neve</text:p>
            <text:p>(ebfb)</text:p>
          </table:table-cell>
          <table:table-cell office:value-type="string" calcext:value-type="string">
            <text:p></text:p>
          </table:table-cell>
          <table:table-cell office:value-type="string" calcext:value-type="string">
            <text:p>Noé</text:p>
            <text:p>(ea43)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muito</text:p>
            <text:p>(e211)</text:p>
          </table:table-cell>
          <table:table-cell office:value-type="string" calcext:value-type="string">
            <text:p></text:p>
          </table:table-cell>
          <table:table-cell office:value-type="string" calcext:value-type="string">
            <text:p>Naftali</text:p>
            <text:p>(ea40)</text:p>
          </table:table-cell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  <text:p>(eb55)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nuvem</text:p>
            <text:p>(e26e)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itos</text:p>
            <text:p>(e198)</text:p>
          </table:table-cell>
          <table:table-cell office:value-type="string" calcext:value-type="string">
            <text:p></text:p>
          </table:table-cell>
          <table:table-cell office:value-type="string" calcext:value-type="string">
            <text:p>Nagai</text:p>
            <text:p>(ec4a)</text:p>
          </table:table-cell>
          <table:table-cell office:value-type="string" calcext:value-type="string">
            <text:p></text:p>
          </table:table-cell>
          <table:table-cell office:value-type="string" calcext:value-type="string">
            <text:p>Nicodemos</text:p>
            <text:p>(ebab)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ão</text:p>
            <text:p>(e17c)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mulher</text:p>
            <text:p>(e008)</text:p>
          </table:table-cell>
          <table:table-cell office:value-type="string" calcext:value-type="string">
            <text:p></text:p>
          </table:table-cell>
          <table:table-cell office:value-type="string" calcext:value-type="string">
            <text:p>Naim</text:p>
            <text:p>(ea48)</text:p>
          </table:table-cell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  <text:p>(eb56)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não_levedado</text:p>
            <text:p>(e043)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dão</text:p>
            <text:p>(e128)</text:p>
          </table:table-cell>
          <table:table-cell office:value-type="string" calcext:value-type="string">
            <text:p></text:p>
          </table:table-cell>
          <table:table-cell office:value-type="string" calcext:value-type="string">
            <text:p>Naor</text:p>
            <text:p>(ec6e)</text:p>
          </table:table-cell>
          <table:table-cell office:value-type="string" calcext:value-type="string">
            <text:p></text:p>
          </table:table-cell>
          <table:table-cell office:value-type="string" calcext:value-type="string">
            <text:p>Nicópolis</text:p>
            <text:p>(ed08)</text:p>
          </table:table-cell>
          <table:table-cell office:value-type="string" calcext:value-type="string">
            <text:p></text:p>
          </table:table-cell>
          <table:table-cell office:value-type="string" calcext:value-type="string">
            <text:p>Nínive</text:p>
            <text:p>(e0c6)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mundança</text:p>
            <text:p>(e31e)</text:p>
          </table:table-cell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  <text:p>(ebc9)</text:p>
          </table:table-cell>
          <table:table-cell office:value-type="string" calcext:value-type="string">
            <text:p></text:p>
          </table:table-cell>
          <table:table-cell office:value-type="string" calcext:value-type="string">
            <text:p>Ninfa</text:p>
            <text:p>(ecea)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nível</text:p>
            <text:p>(e0d9)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mundo</text:p>
            <text:p>(e129)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ariz</text:p>
            <text:p>(e309)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noite</text:p>
            <text:p>(e273)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úmero</text:p>
            <text:p>(e0b7)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ágico</text:p>
            <text:p>(ec8a)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nascimento</text:p>
            <text:p>(e235)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noiva</text:p>
            <text:p>(e015)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o_mais</text:p>
            <text:p>(e229)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ãe</text:p>
            <text:p>(e00b)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natureza_humana</text:p>
            <text:p>(e23d)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noivo</text:p>
            <text:p>(e013)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o_que</text:p>
            <text:p>(e109)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mão</text:p>
            <text:p>(e071)</text:p>
          </table:table-cell>
          <table:table-cell office:value-type="string" calcext:value-type="string">
            <text:p></text:p>
          </table:table-cell>
          <table:table-cell office:value-type="string" calcext:value-type="string">
            <text:p>Natã</text:p>
            <text:p>(ec6f)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ome</text:p>
            <text:p>(e04f)</text:p>
          </table:table-cell>
          <table:table-cell office:value-type="string" calcext:value-type="string">
            <text:p></text:p>
          </table:table-cell>
          <table:table-cell office:value-type="string" calcext:value-type="string">
            <text:p>Obede</text:p>
            <text:p>(ea56)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ência</text:p>
            <text:p>(e04e)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u</text:p>
            <text:p>(e106)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e</text:p>
            <text:p>(e29b)</text:p>
          </table:table-cell>
          <table:table-cell office:value-type="string" calcext:value-type="string">
            <text:p></text:p>
          </table:table-cell>
          <table:table-cell office:value-type="string" calcext:value-type="string">
            <text:p>Pelegue</text:p>
            <text:p>(ec71)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o</text:p>
            <text:p>(e14d)</text:p>
          </table:table-cell>
          <table:table-cell office:value-type="string" calcext:value-type="string">
            <text:p></text:p>
          </table:table-cell>
          <table:table-cell office:value-type="string" calcext:value-type="string">
            <text:p>ouro</text:p>
            <text:p>(eb2a)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partir</text:p>
            <text:p>(e0e1)</text:p>
          </table:table-cell>
          <table:table-cell office:value-type="string" calcext:value-type="string">
            <text:p></text:p>
          </table:table-cell>
          <table:table-cell office:value-type="string" calcext:value-type="string">
            <text:p>pentecostes</text:p>
            <text:p>(ec81)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oeste</text:p>
            <text:p>(ea89)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utro</text:p>
            <text:p>(e184)</text:p>
          </table:table-cell>
          <table:table-cell office:value-type="string" calcext:value-type="string">
            <text:p></text:p>
          </table:table-cell>
          <table:table-cell office:value-type="string" calcext:value-type="string">
            <text:p>Partos</text:p>
            <text:p>(eb0a)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ber</text:p>
            <text:p>(e06a)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erta</text:p>
            <text:p>(e03a)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ovelha</text:p>
            <text:p>(e270)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pasmados</text:p>
            <text:p>(e14a)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perdido</text:p>
            <text:p>(e089)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oito</text:p>
            <text:p>(e293)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pacto</text:p>
            <text:p>(e21d)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sado</text:p>
            <text:p>(e16d)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perdoar</text:p>
            <text:p>(e18f)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olho</text:p>
            <text:p>(e238)</text:p>
          </table:table-cell>
          <table:table-cell office:value-type="string" calcext:value-type="string">
            <text:p></text:p>
          </table:table-cell>
          <table:table-cell office:value-type="string" calcext:value-type="string">
            <text:p>Pafos</text:p>
            <text:p>(eb9f)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passar</text:p>
            <text:p>(e10b)</text:p>
          </table:table-cell>
          <table:table-cell office:value-type="string" calcext:value-type="string">
            <text:p></text:p>
          </table:table-cell>
          <table:table-cell office:value-type="string" calcext:value-type="string">
            <text:p>Perez</text:p>
            <text:p>(ea4c)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impo</text:p>
            <text:p>(ebcb)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pai</text:p>
            <text:p>(e003)</text:p>
          </table:table-cell>
          <table:table-cell office:value-type="string" calcext:value-type="string">
            <text:p></text:p>
          </table:table-cell>
          <table:table-cell office:value-type="string" calcext:value-type="string">
            <text:p>pastor</text:p>
            <text:p>(ecc3)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ado</text:p>
            <text:p>(e097)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a</text:p>
            <text:p>(eda1)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ixão</text:p>
            <text:p>(ebac)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pastor</text:p>
            <text:p>(e271)</text:p>
          </table:table-cell>
          <table:table-cell office:value-type="string" calcext:value-type="string">
            <text:p></text:p>
          </table:table-cell>
          <table:table-cell office:value-type="string" calcext:value-type="string">
            <text:p>Perge</text:p>
            <text:p>(eb47)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onda</text:p>
            <text:p>(e328)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palavra</text:p>
            <text:p>(ebb4)</text:p>
          </table:table-cell>
          <table:table-cell office:value-type="string" calcext:value-type="string">
            <text:p></text:p>
          </table:table-cell>
          <table:table-cell office:value-type="string" calcext:value-type="string">
            <text:p>Patmos</text:p>
            <text:p>(ebf4)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pergunta</text:p>
            <text:p>(e061)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onde</text:p>
            <text:p>(e15a)</text:p>
          </table:table-cell>
          <table:table-cell office:value-type="string" calcext:value-type="string">
            <text:p></text:p>
          </table:table-cell>
          <table:table-cell office:value-type="string" calcext:value-type="string">
            <text:p>Palavra</text:p>
            <text:p>(ebb8)</text:p>
          </table:table-cell>
          <table:table-cell office:value-type="string" calcext:value-type="string">
            <text:p></text:p>
          </table:table-cell>
          <table:table-cell office:value-type="string" calcext:value-type="string">
            <text:p>Paulo</text:p>
            <text:p>(e377)</text:p>
          </table:table-cell>
          <table:table-cell office:value-type="string" calcext:value-type="string">
            <text:p></text:p>
          </table:table-cell>
          <table:table-cell office:value-type="string" calcext:value-type="string">
            <text:p>period</text:p>
            <text:p>(e37e)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ésimo</text:p>
            <text:p>(ecb8)</text:p>
          </table:table-cell>
          <table:table-cell office:value-type="string" calcext:value-type="string">
            <text:p></text:p>
          </table:table-cell>
          <table:table-cell office:value-type="string" calcext:value-type="string">
            <text:p>Panfília</text:p>
            <text:p>(eb6e)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az</text:p>
            <text:p>(e123)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permanecer</text:p>
            <text:p>(e17b)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orar</text:p>
            <text:p>(e05e)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para</text:p>
            <text:p>(e086)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país</text:p>
            <text:p>(e0a2)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permanecer</text:p>
            <text:p>(e83b)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orelha</text:p>
            <text:p>(e299)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isar</text:p>
            <text:p>(e131)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pecador</text:p>
            <text:p>(e151)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tir</text:p>
            <text:p>(e04a)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orifício</text:p>
            <text:p>(e302)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parar</text:p>
            <text:p>(e073)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pegar</text:p>
            <text:p>(e115)</text:p>
          </table:table-cell>
          <table:table-cell office:value-type="string" calcext:value-type="string">
            <text:p></text:p>
          </table:table-cell>
          <table:table-cell office:value-type="string" calcext:value-type="string">
            <text:p>perna</text:p>
            <text:p>(ebe0)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Oseias</text:p>
            <text:p>(ebc5)</text:p>
          </table:table-cell>
          <table:table-cell office:value-type="string" calcext:value-type="string">
            <text:p></text:p>
          </table:table-cell>
          <table:table-cell office:value-type="string" calcext:value-type="string">
            <text:p>parece_que</text:p>
            <text:p>(ebcd)</text:p>
          </table:table-cell>
          <table:table-cell office:value-type="string" calcext:value-type="string">
            <text:p></text:p>
          </table:table-cell>
          <table:table-cell office:value-type="string" calcext:value-type="string">
            <text:p>peitoral</text:p>
            <text:p>(ecd5)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guir</text:p>
            <text:p>(e03e)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osso</text:p>
            <text:p>(e0b2)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parede</text:p>
            <text:p>(e288)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peixe</text:p>
            <text:p>(e263)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pesado</text:p>
            <text:p>(e0e7)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pesar</text:p>
            <text:p>(e0e6)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poeira</text:p>
            <text:p>(e15d)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so</text:p>
            <text:p>(ea37)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problema</text:p>
            <text:p>(e333)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pescador</text:p>
            <text:p>(e264)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pomba</text:p>
            <text:p>(e25e)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predra_de_tropeço</text:p>
            <text:p>(ea27)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procurar</text:p>
            <text:p>(e074)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pescoço</text:p>
            <text:p>(e0d3)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omba</text:p>
            <text:p>(e0b6)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preencher</text:p>
            <text:p>(e278)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professor</text:p>
            <text:p>(e12b)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ssoa</text:p>
            <text:p>(e11f)</text:p>
          </table:table-cell>
          <table:table-cell office:value-type="string" calcext:value-type="string">
            <text:p></text:p>
          </table:table-cell>
          <table:table-cell office:value-type="string" calcext:value-type="string">
            <text:p>Ponto</text:p>
            <text:p>(eb75)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gador</text:p>
            <text:p>(e134)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feta</text:p>
            <text:p>(e135)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pessoal</text:p>
            <text:p>(e14c)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orco</text:p>
            <text:p>(e30a)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gar</text:p>
            <text:p>(e04d)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fetizar</text:p>
            <text:p>(e23b)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ssoas</text:p>
            <text:p>(e127)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ormessa</text:p>
            <text:p>(e37a)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prender</text:p>
            <text:p>(e25f)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profundo</text:p>
            <text:p>(e321)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pessoas_reunidas</text:p>
            <text:p>(e126)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orque</text:p>
            <text:p>(e066)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ar</text:p>
            <text:p>(e091)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prostituta</text:p>
            <text:p>(ecfc)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piedoso</text:p>
            <text:p>(e130)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porque</text:p>
            <text:p>(e067)</text:p>
          </table:table-cell>
          <table:table-cell office:value-type="string" calcext:value-type="string">
            <text:p></text:p>
          </table:table-cell>
          <table:table-cell office:value-type="string" calcext:value-type="string">
            <text:p>presciência</text:p>
            <text:p>(eb79)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provar</text:p>
            <text:p>(ea07)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ar</text:p>
            <text:p>(eca8)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porta</text:p>
            <text:p>(e23e)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presente</text:p>
            <text:p>(e072)</text:p>
          </table:table-cell>
          <table:table-cell office:value-type="string" calcext:value-type="string">
            <text:p></text:p>
          </table:table-cell>
          <table:table-cell office:value-type="string" calcext:value-type="string">
            <text:p>provérbio</text:p>
            <text:p>(ec73)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os</text:p>
            <text:p>(e36f)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portão</text:p>
            <text:p>(e289)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eso</text:p>
            <text:p>(e145)</text:p>
          </table:table-cell>
          <table:table-cell office:value-type="string" calcext:value-type="string">
            <text:p></text:p>
          </table:table-cell>
          <table:table-cell office:value-type="string" calcext:value-type="string">
            <text:p>Prudente</text:p>
            <text:p>(ecba)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pior</text:p>
            <text:p>(e182)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porêm</text:p>
            <text:p>(e11a)</text:p>
          </table:table-cell>
          <table:table-cell office:value-type="string" calcext:value-type="string">
            <text:p></text:p>
          </table:table-cell>
          <table:table-cell office:value-type="string" calcext:value-type="string">
            <text:p>pressão</text:p>
            <text:p>(e228)</text:p>
          </table:table-cell>
          <table:table-cell office:value-type="string" calcext:value-type="string">
            <text:p></text:p>
          </table:table-cell>
          <table:table-cell office:value-type="string" calcext:value-type="string">
            <text:p>Prócoro</text:p>
            <text:p>(eb53)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irro</text:p>
            <text:p>(eb1c)</text:p>
          </table:table-cell>
          <table:table-cell office:value-type="string" calcext:value-type="string">
            <text:p></text:p>
          </table:table-cell>
          <table:table-cell office:value-type="string" calcext:value-type="string">
            <text:p>pos</text:p>
            <text:p>(e390)</text:p>
          </table:table-cell>
          <table:table-cell office:value-type="string" calcext:value-type="string">
            <text:p></text:p>
          </table:table-cell>
          <table:table-cell office:value-type="string" calcext:value-type="string">
            <text:p>preto</text:p>
            <text:p>(eb86)</text:p>
          </table:table-cell>
          <table:table-cell office:value-type="string" calcext:value-type="string">
            <text:p></text:p>
          </table:table-cell>
          <table:table-cell office:value-type="string" calcext:value-type="string">
            <text:p>próprio</text:p>
            <text:p>(eced)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o</text:p>
            <text:p>(e06b)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ível</text:p>
            <text:p>(e098)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lecer</text:p>
            <text:p>(eb14)</text:p>
          </table:table-cell>
          <table:table-cell office:value-type="string" calcext:value-type="string">
            <text:p></text:p>
          </table:table-cell>
          <table:table-cell office:value-type="string" calcext:value-type="string">
            <text:p>Ptolemaida</text:p>
            <text:p>(ec08)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ar</text:p>
            <text:p>(e244)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poucos</text:p>
            <text:p>(e19b)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primeiro</text:p>
            <text:p>(e233)</text:p>
          </table:table-cell>
          <table:table-cell office:value-type="string" calcext:value-type="string">
            <text:p></text:p>
          </table:table-cell>
          <table:table-cell office:value-type="string" calcext:value-type="string">
            <text:p>Putéoli</text:p>
            <text:p>(ec1e)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  <text:p>(ed11)</text:p>
          </table:table-cell>
          <table:table-cell office:value-type="string" calcext:value-type="string">
            <text:p></text:p>
          </table:table-cell>
          <table:table-cell office:value-type="string" calcext:value-type="string">
            <text:p>prata</text:p>
            <text:p>(eb2b)</text:p>
          </table:table-cell>
          <table:table-cell office:value-type="string" calcext:value-type="string">
            <text:p></text:p>
          </table:table-cell>
          <table:table-cell office:value-type="string" calcext:value-type="string">
            <text:p>principe</text:p>
            <text:p>(eb61)</text:p>
          </table:table-cell>
          <table:table-cell office:value-type="string" calcext:value-type="string">
            <text:p></text:p>
          </table:table-cell>
          <table:table-cell office:value-type="string" calcext:value-type="string">
            <text:p>Pármenas</text:p>
            <text:p>(eb57)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bre</text:p>
            <text:p>(ea3a)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rato</text:p>
            <text:p>(e386)</text:p>
          </table:table-cell>
          <table:table-cell office:value-type="string" calcext:value-type="string">
            <text:p></text:p>
          </table:table-cell>
          <table:table-cell office:value-type="string" calcext:value-type="string">
            <text:p>Priscila</text:p>
            <text:p>(eb18)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áscoa</text:p>
            <text:p>(e20d)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pássaro</text:p>
            <text:p>(e25c)</text:p>
          </table:table-cell>
          <table:table-cell office:value-type="string" calcext:value-type="string">
            <text:p></text:p>
          </table:table-cell>
          <table:table-cell office:value-type="string" calcext:value-type="string">
            <text:p>Quarto</text:p>
            <text:p>(ebd3)</text:p>
          </table:table-cell>
          <table:table-cell office:value-type="string" calcext:value-type="string">
            <text:p></text:p>
          </table:table-cell>
          <table:table-cell office:value-type="string" calcext:value-type="string">
            <text:p>Raquel</text:p>
            <text:p>(ea41)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eto</text:p>
            <text:p>(e0f3)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átara</text:p>
            <text:p>(ec23)</text:p>
          </table:table-cell>
          <table:table-cell office:value-type="string" calcext:value-type="string">
            <text:p></text:p>
          </table:table-cell>
          <table:table-cell office:value-type="string" calcext:value-type="string">
            <text:p>quarto</text:p>
            <text:p>(eb06)</text:p>
          </table:table-cell>
          <table:table-cell office:value-type="string" calcext:value-type="string">
            <text:p></text:p>
          </table:table-cell>
          <table:table-cell office:value-type="string" calcext:value-type="string">
            <text:p>Rebeca</text:p>
            <text:p>(ebd4)</text:p>
          </table:table-cell>
          <table:table-cell office:value-type="string" calcext:value-type="string">
            <text:p></text:p>
          </table:table-cell>
          <table:table-cell office:value-type="string" calcext:value-type="string">
            <text:p>Reú</text:p>
            <text:p>(ec74)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pátio</text:p>
            <text:p>(e0f6)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quatro</text:p>
            <text:p>(e28f)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compensa</text:p>
            <text:p>(e02d)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o</text:p>
            <text:p>(e30b)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átrobas</text:p>
            <text:p>(ebcc)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queimar</text:p>
            <text:p>(ecd0)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rede</text:p>
            <text:p>(e307)</text:p>
          </table:table-cell>
          <table:table-cell office:value-type="string" calcext:value-type="string">
            <text:p></text:p>
          </table:table-cell>
          <table:table-cell office:value-type="string" calcext:value-type="string">
            <text:p>Rio_Eufrates</text:p>
            <text:p>(ecd8)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pão</text:p>
            <text:p>(e05d)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quem</text:p>
            <text:p>(e1a1)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imir</text:p>
            <text:p>(e02c)</text:p>
          </table:table-cell>
          <table:table-cell office:value-type="string" calcext:value-type="string">
            <text:p></text:p>
          </table:table-cell>
          <table:table-cell office:value-type="string" calcext:value-type="string">
            <text:p>Rio_Jordão</text:p>
            <text:p>(e34f)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pé</text:p>
            <text:p>(e13d)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o</text:p>
            <text:p>(e185)</text:p>
          </table:table-cell>
          <table:table-cell office:value-type="string" calcext:value-type="string">
            <text:p></text:p>
          </table:table-cell>
          <table:table-cell office:value-type="string" calcext:value-type="string">
            <text:p>Refúgio_Justo</text:p>
            <text:p>(ec18)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rir</text:p>
            <text:p>(e224)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érgamo</text:p>
            <text:p>(ebf6)</text:p>
          </table:table-cell>
          <table:table-cell office:value-type="string" calcext:value-type="string">
            <text:p></text:p>
          </table:table-cell>
          <table:table-cell office:value-type="string" calcext:value-type="string">
            <text:p>Quios</text:p>
            <text:p>(eb22)</text:p>
          </table:table-cell>
          <table:table-cell office:value-type="string" calcext:value-type="string">
            <text:p></text:p>
          </table:table-cell>
          <table:table-cell office:value-type="string" calcext:value-type="string">
            <text:p>região_rural</text:p>
            <text:p>(eb96)</text:p>
          </table:table-cell>
          <table:table-cell office:value-type="string" calcext:value-type="string">
            <text:p></text:p>
          </table:table-cell>
          <table:table-cell office:value-type="string" calcext:value-type="string">
            <text:p>Roboão</text:p>
            <text:p>(ea5a)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érside</text:p>
            <text:p>(ebce)</text:p>
          </table:table-cell>
          <table:table-cell office:value-type="string" calcext:value-type="string">
            <text:p></text:p>
          </table:table-cell>
          <table:table-cell office:value-type="string" calcext:value-type="string">
            <text:p>Quirino</text:p>
            <text:p>(ec3b)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ei</text:p>
            <text:p>(e028)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ha</text:p>
            <text:p>(e26a)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ísida</text:p>
            <text:p>(eb97)</text:p>
          </table:table-cell>
          <table:table-cell office:value-type="string" calcext:value-type="string">
            <text:p></text:p>
          </table:table-cell>
          <table:table-cell office:value-type="string" calcext:value-type="string">
            <text:p>Quis</text:p>
            <text:p>(eb49)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reino</text:p>
            <text:p>(e02f)</text:p>
          </table:table-cell>
          <table:table-cell office:value-type="string" calcext:value-type="string">
            <text:p></text:p>
          </table:table-cell>
          <table:table-cell office:value-type="string" calcext:value-type="string">
            <text:p>Rode</text:p>
            <text:p>(eb92)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órcio</text:p>
            <text:p>(ec38)</text:p>
          </table:table-cell>
          <table:table-cell office:value-type="string" calcext:value-type="string">
            <text:p></text:p>
          </table:table-cell>
          <table:table-cell office:value-type="string" calcext:value-type="string">
            <text:p>Raabe</text:p>
            <text:p>(ea55)</text:p>
          </table:table-cell>
          <table:table-cell office:value-type="string" calcext:value-type="string">
            <text:p></text:p>
          </table:table-cell>
          <table:table-cell office:value-type="string" calcext:value-type="string">
            <text:p>religião</text:p>
            <text:p>(ec33)</text:p>
          </table:table-cell>
          <table:table-cell office:value-type="string" calcext:value-type="string">
            <text:p></text:p>
          </table:table-cell>
          <table:table-cell office:value-type="string" calcext:value-type="string">
            <text:p>Rodes</text:p>
            <text:p>(eb25)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órtico</text:p>
            <text:p>(eb5e)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rainha</text:p>
            <text:p>(eb15)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relâmpago</text:p>
            <text:p>(ea88)</text:p>
          </table:table-cell>
          <table:table-cell office:value-type="string" calcext:value-type="string">
            <text:p></text:p>
          </table:table-cell>
          <table:table-cell office:value-type="string" calcext:value-type="string">
            <text:p>Roma</text:p>
            <text:p>(eb16)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ôr</text:p>
            <text:p>(e07e)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raiva</text:p>
            <text:p>(e204)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preender</text:p>
            <text:p>(e060)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roubar</text:p>
            <text:p>(e07b)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pôr_do_sol</text:p>
            <text:p>(e161)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aiz</text:p>
            <text:p>(e15c)</text:p>
          </table:table-cell>
          <table:table-cell office:value-type="string" calcext:value-type="string">
            <text:p></text:p>
          </table:table-cell>
          <table:table-cell office:value-type="string" calcext:value-type="string">
            <text:p>Resa</text:p>
            <text:p>(ec75)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roupas</text:p>
            <text:p>(e253)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úblio</text:p>
            <text:p>(ec1a)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ramificar</text:p>
            <text:p>(e246)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gatar</text:p>
            <text:p>(e214)</text:p>
          </table:table-cell>
          <table:table-cell office:value-type="string" calcext:value-type="string">
            <text:p></text:p>
          </table:table-cell>
          <table:table-cell office:value-type="string" calcext:value-type="string">
            <text:p>rude</text:p>
            <text:p>(ec99)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úpura</text:p>
            <text:p>(e286)</text:p>
          </table:table-cell>
          <table:table-cell office:value-type="string" calcext:value-type="string">
            <text:p></text:p>
          </table:table-cell>
          <table:table-cell office:value-type="string" calcext:value-type="string">
            <text:p>Ramá</text:p>
            <text:p>(ea42)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sucitar</text:p>
            <text:p>(e329)</text:p>
          </table:table-cell>
          <table:table-cell office:value-type="string" calcext:value-type="string">
            <text:p></text:p>
          </table:table-cell>
          <table:table-cell office:value-type="string" calcext:value-type="string">
            <text:p>Rufo</text:p>
            <text:p>(e36e)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quanto_tempo</text:p>
            <text:p>(e83c)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raposa</text:p>
            <text:p>(ea8a)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ado</text:p>
            <text:p>(e237)</text:p>
          </table:table-cell>
          <table:table-cell office:value-type="string" calcext:value-type="string">
            <text:p></text:p>
          </table:table-cell>
          <table:table-cell office:value-type="string" calcext:value-type="string">
            <text:p>Rute</text:p>
            <text:p>(ea57)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ruído</text:p>
            <text:p>(ebe9)</text:p>
          </table:table-cell>
          <table:table-cell office:value-type="string" calcext:value-type="string">
            <text:p></text:p>
          </table:table-cell>
          <table:table-cell office:value-type="string" calcext:value-type="string">
            <text:p>Salatiel</text:p>
            <text:p>(ec76)</text:p>
          </table:table-cell>
          <table:table-cell office:value-type="string" calcext:value-type="string">
            <text:p></text:p>
          </table:table-cell>
          <table:table-cell office:value-type="string" calcext:value-type="string">
            <text:p>Sansão</text:p>
            <text:p>(ed06)</text:p>
          </table:table-cell>
          <table:table-cell office:value-type="string" calcext:value-type="string">
            <text:p></text:p>
          </table:table-cell>
          <table:table-cell office:value-type="string" calcext:value-type="string">
            <text:p>sede</text:p>
            <text:p>(eccf)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rápida_velocidade</text:p>
            <text:p>(e21a)</text:p>
          </table:table-cell>
          <table:table-cell office:value-type="string" calcext:value-type="string">
            <text:p></text:p>
          </table:table-cell>
          <table:table-cell office:value-type="string" calcext:value-type="string">
            <text:p>Salim</text:p>
            <text:p>(ebae)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santo</text:p>
            <text:p>(e13c)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segador</text:p>
            <text:p>(e139)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rã</text:p>
            <text:p>(ecf6)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almo</text:p>
            <text:p>(e0e2)</text:p>
          </table:table-cell>
          <table:table-cell office:value-type="string" calcext:value-type="string">
            <text:p></text:p>
          </table:table-cell>
          <table:table-cell office:value-type="string" calcext:value-type="string">
            <text:p>santuário</text:p>
            <text:p>(eb01)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seguir</text:p>
            <text:p>(e13e)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ão</text:p>
            <text:p>(ea50)</text:p>
          </table:table-cell>
          <table:table-cell office:value-type="string" calcext:value-type="string">
            <text:p></text:p>
          </table:table-cell>
          <table:table-cell office:value-type="string" calcext:value-type="string">
            <text:p>Salmom</text:p>
            <text:p>(ea53)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apato</text:p>
            <text:p>(e12e)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eis</text:p>
            <text:p>(e291)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égio</text:p>
            <text:p>(ec1d)</text:p>
          </table:table-cell>
          <table:table-cell office:value-type="string" calcext:value-type="string">
            <text:p></text:p>
          </table:table-cell>
          <table:table-cell office:value-type="string" calcext:value-type="string">
            <text:p>Salmona</text:p>
            <text:p>(ec15)</text:p>
          </table:table-cell>
          <table:table-cell office:value-type="string" calcext:value-type="string">
            <text:p></text:p>
          </table:table-cell>
          <table:table-cell office:value-type="string" calcext:value-type="string">
            <text:p>Sara</text:p>
            <text:p>(ebd5)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lo</text:p>
            <text:p>(e221)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úben</text:p>
            <text:p>(ecc0)</text:p>
          </table:table-cell>
          <table:table-cell office:value-type="string" calcext:value-type="string">
            <text:p></text:p>
          </table:table-cell>
          <table:table-cell office:value-type="string" calcext:value-type="string">
            <text:p>Salomão</text:p>
            <text:p>(ea32)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saraiva</text:p>
            <text:p>(ea13)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selvagem</text:p>
            <text:p>(e17e)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sabedoria</text:p>
            <text:p>(e064)</text:p>
          </table:table-cell>
          <table:table-cell office:value-type="string" calcext:value-type="string">
            <text:p></text:p>
          </table:table-cell>
          <table:table-cell office:value-type="string" calcext:value-type="string">
            <text:p>Salomé</text:p>
            <text:p>(e379)</text:p>
          </table:table-cell>
          <table:table-cell office:value-type="string" calcext:value-type="string">
            <text:p></text:p>
          </table:table-cell>
          <table:table-cell office:value-type="string" calcext:value-type="string">
            <text:p>Sardes</text:p>
            <text:p>(ebf7)</text:p>
          </table:table-cell>
          <table:table-cell office:value-type="string" calcext:value-type="string">
            <text:p></text:p>
          </table:table-cell>
          <table:table-cell office:value-type="string" calcext:value-type="string">
            <text:p>Selá</text:p>
            <text:p>(ec7a)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sacerdote</text:p>
            <text:p>(e03b)</text:p>
          </table:table-cell>
          <table:table-cell office:value-type="string" calcext:value-type="string">
            <text:p></text:p>
          </table:table-cell>
          <table:table-cell office:value-type="string" calcext:value-type="string">
            <text:p>saltar</text:p>
            <text:p>(ed0a)</text:p>
          </table:table-cell>
          <table:table-cell office:value-type="string" calcext:value-type="string">
            <text:p></text:p>
          </table:table-cell>
          <table:table-cell office:value-type="string" calcext:value-type="string">
            <text:p>Sarepta</text:p>
            <text:p>(ec7f)</text:p>
          </table:table-cell>
          <table:table-cell office:value-type="string" calcext:value-type="string">
            <text:p></text:p>
          </table:table-cell>
          <table:table-cell office:value-type="string" calcext:value-type="string">
            <text:p>Selêucia</text:p>
            <text:p>(eb42)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saco</text:p>
            <text:p>(e26f)</text:p>
          </table:table-cell>
          <table:table-cell office:value-type="string" calcext:value-type="string">
            <text:p></text:p>
          </table:table-cell>
          <table:table-cell office:value-type="string" calcext:value-type="string">
            <text:p>salvador</text:p>
            <text:p>(ec85)</text:p>
          </table:table-cell>
          <table:table-cell office:value-type="string" calcext:value-type="string">
            <text:p></text:p>
          </table:table-cell>
          <table:table-cell office:value-type="string" calcext:value-type="string">
            <text:p>Sarom</text:p>
            <text:p>(ec2b)</text:p>
          </table:table-cell>
          <table:table-cell office:value-type="string" calcext:value-type="string">
            <text:p></text:p>
          </table:table-cell>
          <table:table-cell office:value-type="string" calcext:value-type="string">
            <text:p>Sem</text:p>
            <text:p>(ec7b)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ício</text:p>
            <text:p>(e0b5)</text:p>
          </table:table-cell>
          <table:table-cell office:value-type="string" calcext:value-type="string">
            <text:p></text:p>
          </table:table-cell>
          <table:table-cell office:value-type="string" calcext:value-type="string">
            <text:p>salvação</text:p>
            <text:p>(eb80)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saudação</text:p>
            <text:p>(e051)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semana</text:p>
            <text:p>(ebb2)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sacudir</text:p>
            <text:p>(e31d)</text:p>
          </table:table-cell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  <text:p>(ea83)</text:p>
          </table:table-cell>
          <table:table-cell office:value-type="string" calcext:value-type="string">
            <text:p></text:p>
          </table:table-cell>
          <table:table-cell office:value-type="string" calcext:value-type="string">
            <text:p>Saul</text:p>
            <text:p>(eb54)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mear</text:p>
            <text:p>(e27a)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us</text:p>
            <text:p>(ea03)</text:p>
          </table:table-cell>
          <table:table-cell office:value-type="string" calcext:value-type="string">
            <text:p></text:p>
          </table:table-cell>
          <table:table-cell office:value-type="string" calcext:value-type="string">
            <text:p>Samaritana</text:p>
            <text:p>(ea7b)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se</text:p>
            <text:p>(e111)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emear</text:p>
            <text:p>(e07d)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fira</text:p>
            <text:p>(eb66)</text:p>
          </table:table-cell>
          <table:table-cell office:value-type="string" calcext:value-type="string">
            <text:p></text:p>
          </table:table-cell>
          <table:table-cell office:value-type="string" calcext:value-type="string">
            <text:p>Samos</text:p>
            <text:p>(ec25)</text:p>
          </table:table-cell>
          <table:table-cell office:value-type="string" calcext:value-type="string">
            <text:p></text:p>
          </table:table-cell>
          <table:table-cell office:value-type="string" calcext:value-type="string">
            <text:p>Sealtiel</text:p>
            <text:p>(ea68)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sempre</text:p>
            <text:p>(e252)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sair</text:p>
            <text:p>(e243)</text:p>
          </table:table-cell>
          <table:table-cell office:value-type="string" calcext:value-type="string">
            <text:p></text:p>
          </table:table-cell>
          <table:table-cell office:value-type="string" calcext:value-type="string">
            <text:p>Samotrácia</text:p>
            <text:p>(eb4c)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seco</text:p>
            <text:p>(e188)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sepultar</text:p>
            <text:p>(e178)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</text:p>
            <text:p>(e046)</text:p>
          </table:table-cell>
          <table:table-cell office:value-type="string" calcext:value-type="string">
            <text:p></text:p>
          </table:table-cell>
          <table:table-cell office:value-type="string" calcext:value-type="string">
            <text:p>Samuel</text:p>
            <text:p>(eb8e)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do</text:p>
            <text:p>(e186)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erpente</text:p>
            <text:p>(e30c)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na</text:p>
            <text:p>(ebe1)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sangue</text:p>
            <text:p>(e087)</text:p>
          </table:table-cell>
          <table:table-cell office:value-type="string" calcext:value-type="string">
            <text:p></text:p>
          </table:table-cell>
          <table:table-cell office:value-type="string" calcext:value-type="string">
            <text:p>Secundo</text:p>
            <text:p>(eb1d)</text:p>
          </table:table-cell>
          <table:table-cell office:value-type="string" calcext:value-type="string">
            <text:p></text:p>
          </table:table-cell>
          <table:table-cell office:value-type="string" calcext:value-type="string">
            <text:p>Serugue</text:p>
            <text:p>(ec78)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ir</text:p>
            <text:p>(e08e)</text:p>
          </table:table-cell>
          <table:table-cell office:value-type="string" calcext:value-type="string">
            <text:p></text:p>
          </table:table-cell>
          <table:table-cell office:value-type="string" calcext:value-type="string">
            <text:p>Simão_o_Zelote</text:p>
            <text:p>(e364)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sujo</text:p>
            <text:p>(e249)</text:p>
          </table:table-cell>
          <table:table-cell office:value-type="string" calcext:value-type="string">
            <text:p></text:p>
          </table:table-cell>
          <table:table-cell office:value-type="string" calcext:value-type="string">
            <text:p>Tarso</text:p>
            <text:p>(ec30)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o</text:p>
            <text:p>(e12d)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inagoga</text:p>
            <text:p>(e0b9)</text:p>
          </table:table-cell>
          <table:table-cell office:value-type="string" calcext:value-type="string">
            <text:p></text:p>
          </table:table-cell>
          <table:table-cell office:value-type="string" calcext:value-type="string">
            <text:p>sul</text:p>
            <text:p>(ea31)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taça</text:p>
            <text:p>(e384)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seta</text:p>
            <text:p>(ecbf)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nal</text:p>
            <text:p>(e0a9)</text:p>
          </table:table-cell>
          <table:table-cell office:value-type="string" calcext:value-type="string">
            <text:p></text:p>
          </table:table-cell>
          <table:table-cell office:value-type="string" calcext:value-type="string">
            <text:p>suportar</text:p>
            <text:p>(ecef)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tem_que</text:p>
            <text:p>(e07f)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e</text:p>
            <text:p>(ec79)</text:p>
          </table:table-cell>
          <table:table-cell office:value-type="string" calcext:value-type="string">
            <text:p></text:p>
          </table:table-cell>
          <table:table-cell office:value-type="string" calcext:value-type="string">
            <text:p>Siquém</text:p>
            <text:p>(ec95)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surdo</text:p>
            <text:p>(e191)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tempestade</text:p>
            <text:p>(e27c)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te</text:p>
            <text:p>(e292)</text:p>
          </table:table-cell>
          <table:table-cell office:value-type="string" calcext:value-type="string">
            <text:p></text:p>
          </table:table-cell>
          <table:table-cell office:value-type="string" calcext:value-type="string">
            <text:p>Siracusa</text:p>
            <text:p>(ec1c)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uspiro</text:p>
            <text:p>(e047)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o</text:p>
            <text:p>(e03d)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evero</text:p>
            <text:p>(e266)</text:p>
          </table:table-cell>
          <table:table-cell office:value-type="string" calcext:value-type="string">
            <text:p></text:p>
          </table:table-cell>
          <table:table-cell office:value-type="string" calcext:value-type="string">
            <text:p>Sodoma</text:p>
            <text:p>(ea8e)</text:p>
          </table:table-cell>
          <table:table-cell office:value-type="string" calcext:value-type="string">
            <text:p></text:p>
          </table:table-cell>
          <table:table-cell office:value-type="string" calcext:value-type="string">
            <text:p>Suzana</text:p>
            <text:p>(ec7c)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empo</text:p>
            <text:p>(e16a)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o</text:p>
            <text:p>(ea87)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ofrer</text:p>
            <text:p>(e222)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ábado</text:p>
            <text:p>(e160)</text:p>
          </table:table-cell>
          <table:table-cell office:value-type="string" calcext:value-type="string">
            <text:p></text:p>
          </table:table-cell>
          <table:table-cell office:value-type="string" calcext:value-type="string">
            <text:p>tempo_certo</text:p>
            <text:p>(ed10)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m</text:p>
            <text:p>(e33c)</text:p>
          </table:table-cell>
          <table:table-cell office:value-type="string" calcext:value-type="string">
            <text:p></text:p>
          </table:table-cell>
          <table:table-cell office:value-type="string" calcext:value-type="string">
            <text:p>sofá</text:p>
            <text:p>(eb5f)</text:p>
          </table:table-cell>
          <table:table-cell office:value-type="string" calcext:value-type="string">
            <text:p></text:p>
          </table:table-cell>
          <table:table-cell office:value-type="string" calcext:value-type="string">
            <text:p>Sérgio</text:p>
            <text:p>(eb45)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ntado</text:p>
            <text:p>(e183)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significado</text:p>
            <text:p>(ecfa)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ado</text:p>
            <text:p>(e12f)</text:p>
          </table:table-cell>
          <table:table-cell office:value-type="string" calcext:value-type="string">
            <text:p></text:p>
          </table:table-cell>
          <table:table-cell office:value-type="string" calcext:value-type="string">
            <text:p>Síntique</text:p>
            <text:p>(ece6)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ter</text:p>
            <text:p>(e083)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  <text:p>(eb41)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ombra</text:p>
            <text:p>(e079)</text:p>
          </table:table-cell>
          <table:table-cell office:value-type="string" calcext:value-type="string">
            <text:p></text:p>
          </table:table-cell>
          <table:table-cell office:value-type="string" calcext:value-type="string">
            <text:p>Síria</text:p>
            <text:p>(e342)</text:p>
          </table:table-cell>
          <table:table-cell office:value-type="string" calcext:value-type="string">
            <text:p></text:p>
          </table:table-cell>
          <table:table-cell office:value-type="string" calcext:value-type="string">
            <text:p>Tera</text:p>
            <text:p>(ec7d)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é</text:p>
            <text:p>(ebb1)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sonhar</text:p>
            <text:p>(ea80)</text:p>
          </table:table-cell>
          <table:table-cell office:value-type="string" calcext:value-type="string">
            <text:p></text:p>
          </table:table-cell>
          <table:table-cell office:value-type="string" calcext:value-type="string">
            <text:p>Sópatro</text:p>
            <text:p>(ec20)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terra</text:p>
            <text:p>(e153)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o</text:p>
            <text:p>(eca9)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sozinho</text:p>
            <text:p>(e223)</text:p>
          </table:table-cell>
          <table:table-cell office:value-type="string" calcext:value-type="string">
            <text:p></text:p>
          </table:table-cell>
          <table:table-cell office:value-type="string" calcext:value-type="string">
            <text:p>Sóstenes</text:p>
            <text:p>(eb3c)</text:p>
          </table:table-cell>
          <table:table-cell office:value-type="string" calcext:value-type="string">
            <text:p></text:p>
          </table:table-cell>
          <table:table-cell office:value-type="string" calcext:value-type="string">
            <text:p>Terra_de_Aser</text:p>
            <text:p>(ebdd)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ão</text:p>
            <text:p>(ea47)</text:p>
          </table:table-cell>
          <table:table-cell office:value-type="string" calcext:value-type="string">
            <text:p></text:p>
          </table:table-cell>
          <table:table-cell office:value-type="string" calcext:value-type="string">
            <text:p>suave</text:p>
            <text:p>(ec9a)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abernáculo</text:p>
            <text:p>(eb32)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terremoto</text:p>
            <text:p>(e159)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ão_de_Cirene</text:p>
            <text:p>(e37c)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uave</text:p>
            <text:p>(e268)</text:p>
          </table:table-cell>
          <table:table-cell office:value-type="string" calcext:value-type="string">
            <text:p></text:p>
          </table:table-cell>
          <table:table-cell office:value-type="string" calcext:value-type="string">
            <text:p>Tadeu</text:p>
            <text:p>(e37b)</text:p>
          </table:table-cell>
          <table:table-cell office:value-type="string" calcext:value-type="string">
            <text:p></text:p>
          </table:table-cell>
          <table:table-cell office:value-type="string" calcext:value-type="string">
            <text:p>Tessalônica</text:p>
            <text:p>(eb12)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ão_irmão_de_Jesus</text:p>
            <text:p>(ea92)</text:p>
          </table:table-cell>
          <table:table-cell office:value-type="string" calcext:value-type="string">
            <text:p></text:p>
          </table:table-cell>
          <table:table-cell office:value-type="string" calcext:value-type="string">
            <text:p>subornar</text:p>
            <text:p>(ebdb)</text:p>
          </table:table-cell>
          <table:table-cell office:value-type="string" calcext:value-type="string">
            <text:p></text:p>
          </table:table-cell>
          <table:table-cell office:value-type="string" calcext:value-type="string">
            <text:p>Tamar</text:p>
            <text:p>(ea4e)</text:p>
          </table:table-cell>
          <table:table-cell office:value-type="string" calcext:value-type="string">
            <text:p></text:p>
          </table:table-cell>
          <table:table-cell office:value-type="string" calcext:value-type="string">
            <text:p>teste</text:p>
            <text:p>(ec21)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ão_o_Leproso</text:p>
            <text:p>(e0f8)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ujeira</text:p>
            <text:p>(e15b)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tarde</text:p>
            <text:p>(e225)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emunho</text:p>
            <text:p>(e22e)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eudas</text:p>
            <text:p>(eb71)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todos</text:p>
            <text:p>(e140)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ompete</text:p>
            <text:p>(ea79)</text:p>
          </table:table-cell>
          <table:table-cell office:value-type="string" calcext:value-type="string">
            <text:p></text:p>
          </table:table-cell>
          <table:table-cell office:value-type="string" calcext:value-type="string">
            <text:p>Urias</text:p>
            <text:p>(ea46)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eófilo</text:p>
            <text:p>(eb67)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tolerar</text:p>
            <text:p>(e227)</text:p>
          </table:table-cell>
          <table:table-cell office:value-type="string" calcext:value-type="string">
            <text:p></text:p>
          </table:table-cell>
          <table:table-cell office:value-type="string" calcext:value-type="string">
            <text:p>trono</text:p>
            <text:p>(ec84)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ar</text:p>
            <text:p>(e08d)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Tiago</text:p>
            <text:p>(e358)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tolo</text:p>
            <text:p>(ea7c)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tropeçar</text:p>
            <text:p>(e257)</text:p>
          </table:table-cell>
          <table:table-cell office:value-type="string" calcext:value-type="string">
            <text:p></text:p>
          </table:table-cell>
          <table:table-cell office:value-type="string" calcext:value-type="string">
            <text:p>uva</text:p>
            <text:p>(ecf4)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Tiago_o_Discípulo</text:p>
            <text:p>(e376)</text:p>
          </table:table-cell>
          <table:table-cell office:value-type="string" calcext:value-type="string">
            <text:p></text:p>
          </table:table-cell>
          <table:table-cell office:value-type="string" calcext:value-type="string">
            <text:p>Tomé</text:p>
            <text:p>(e363)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rovão</text:p>
            <text:p>(e044)</text:p>
          </table:table-cell>
          <table:table-cell office:value-type="string" calcext:value-type="string">
            <text:p></text:p>
          </table:table-cell>
          <table:table-cell office:value-type="string" calcext:value-type="string">
            <text:p>Uzias</text:p>
            <text:p>(ea5f)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iatira</text:p>
            <text:p>(eb52)</text:p>
          </table:table-cell>
          <table:table-cell office:value-type="string" calcext:value-type="string">
            <text:p></text:p>
          </table:table-cell>
          <table:table-cell office:value-type="string" calcext:value-type="string">
            <text:p>torcido</text:p>
            <text:p>(eb39)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rês</text:p>
            <text:p>(e28e)</text:p>
          </table:table-cell>
          <table:table-cell office:value-type="string" calcext:value-type="string">
            <text:p></text:p>
          </table:table-cell>
          <table:table-cell office:value-type="string" calcext:value-type="string">
            <text:p>vaca</text:p>
            <text:p>(eb36)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Tiberíades</text:p>
            <text:p>(ebaf)</text:p>
          </table:table-cell>
          <table:table-cell office:value-type="string" calcext:value-type="string">
            <text:p></text:p>
          </table:table-cell>
          <table:table-cell office:value-type="string" calcext:value-type="string">
            <text:p>tormenta_granizo</text:p>
            <text:p>(ecdd)</text:p>
          </table:table-cell>
          <table:table-cell office:value-type="string" calcext:value-type="string">
            <text:p></text:p>
          </table:table-cell>
          <table:table-cell office:value-type="string" calcext:value-type="string">
            <text:p>Trófimo</text:p>
            <text:p>(eb1e)</text:p>
          </table:table-cell>
          <table:table-cell office:value-type="string" calcext:value-type="string">
            <text:p></text:p>
          </table:table-cell>
          <table:table-cell office:value-type="string" calcext:value-type="string">
            <text:p>vale</text:p>
            <text:p>(eba7)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íades</text:p>
            <text:p>(ebb0)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Tornar-se_pessoa</text:p>
            <text:p>(e83a)</text:p>
          </table:table-cell>
          <table:table-cell office:value-type="string" calcext:value-type="string">
            <text:p></text:p>
          </table:table-cell>
          <table:table-cell office:value-type="string" calcext:value-type="string">
            <text:p>Trôade</text:p>
            <text:p>(ec0b)</text:p>
          </table:table-cell>
          <table:table-cell office:value-type="string" calcext:value-type="string">
            <text:p></text:p>
          </table:table-cell>
          <table:table-cell office:value-type="string" calcext:value-type="string">
            <text:p>Vale_Cedrom</text:p>
            <text:p>(eba6)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ério</text:p>
            <text:p>(ec3d)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Tornar-se_uma_coisa</text:p>
            <text:p>(e839)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tudo</text:p>
            <text:p>(e114)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valente</text:p>
            <text:p>(e196)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eu</text:p>
            <text:p>(e36c)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rre</text:p>
            <text:p>(e30f)</text:p>
          </table:table-cell>
          <table:table-cell office:value-type="string" calcext:value-type="string">
            <text:p></text:p>
          </table:table-cell>
          <table:table-cell office:value-type="string" calcext:value-type="string">
            <text:p>Tércio</text:p>
            <text:p>(ebee)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or</text:p>
            <text:p>(e09b)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ão</text:p>
            <text:p>(ec96)</text:p>
          </table:table-cell>
          <table:table-cell office:value-type="string" calcext:value-type="string">
            <text:p></text:p>
          </table:table-cell>
          <table:table-cell office:value-type="string" calcext:value-type="string">
            <text:p>Traconites</text:p>
            <text:p>(ec3f)</text:p>
          </table:table-cell>
          <table:table-cell office:value-type="string" calcext:value-type="string">
            <text:p></text:p>
          </table:table-cell>
          <table:table-cell office:value-type="string" calcext:value-type="string">
            <text:p>Tértulo</text:p>
            <text:p>(eb9b)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vara</text:p>
            <text:p>(e398)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óteo</text:p>
            <text:p>(ec02)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trair</text:p>
            <text:p>(e195)</text:p>
          </table:table-cell>
          <table:table-cell office:value-type="string" calcext:value-type="string">
            <text:p></text:p>
          </table:table-cell>
          <table:table-cell office:value-type="string" calcext:value-type="string">
            <text:p>Tíquico</text:p>
            <text:p>(ecbb)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vela</text:p>
            <text:p>(e267)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irano</text:p>
            <text:p>(eb3f)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ção</text:p>
            <text:p>(e31f)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um</text:p>
            <text:p>(e28c)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velho</text:p>
            <text:p>(e189)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iro</text:p>
            <text:p>(e33b)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razer</text:p>
            <text:p>(e088)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ungido</text:p>
            <text:p>(e033)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edor</text:p>
            <text:p>(e0b4)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o</text:p>
            <text:p>(eb38)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u</text:p>
            <text:p>(ea81)</text:p>
          </table:table-cell>
          <table:table-cell office:value-type="string" calcext:value-type="string">
            <text:p></text:p>
          </table:table-cell>
          <table:table-cell office:value-type="string" calcext:value-type="string">
            <text:p>unha</text:p>
            <text:p>(ebaa)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vender</text:p>
            <text:p>(e32b)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car</text:p>
            <text:p>(e10c)</text:p>
          </table:table-cell>
          <table:table-cell office:value-type="string" calcext:value-type="string">
            <text:p></text:p>
          </table:table-cell>
          <table:table-cell office:value-type="string" calcext:value-type="string">
            <text:p>Trifena</text:p>
            <text:p>(ebd8)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dade</text:p>
            <text:p>(e297)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vento</text:p>
            <text:p>(e220)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todos</text:p>
            <text:p>(e251)</text:p>
          </table:table-cell>
          <table:table-cell office:value-type="string" calcext:value-type="string">
            <text:p></text:p>
          </table:table-cell>
          <table:table-cell office:value-type="string" calcext:value-type="string">
            <text:p>Trifosa</text:p>
            <text:p>(ebd9)</text:p>
          </table:table-cell>
          <table:table-cell office:value-type="string" calcext:value-type="string">
            <text:p></text:p>
          </table:table-cell>
          <table:table-cell office:value-type="string" calcext:value-type="string">
            <text:p>Urbano</text:p>
            <text:p>(ebda)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verdadeiro</text:p>
            <text:p>(e09c)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verde</text:p>
            <text:p>(ecd1)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você</text:p>
            <text:p>(e314)</text:p>
          </table:table-cell>
          <table:table-cell office:value-type="string" calcext:value-type="string">
            <text:p></text:p>
          </table:table-cell>
          <table:table-cell office:value-type="string" calcext:value-type="string">
            <text:p>águia</text:p>
            <text:p>(ecc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vermelho</text:p>
            <text:p>(e287)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z</text:p>
            <text:p>(e042)</text:p>
          </table:table-cell>
          <table:table-cell office:value-type="string" calcext:value-type="string">
            <text:p></text:p>
          </table:table-cell>
          <table:table-cell office:value-type="string" calcext:value-type="string">
            <text:p>Áquila</text:p>
            <text:p>(eb1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verão</text:p>
            <text:p>(e0c4)</text:p>
          </table:table-cell>
          <table:table-cell office:value-type="string" calcext:value-type="string">
            <text:p></text:p>
          </table:table-cell>
          <table:table-cell office:value-type="string" calcext:value-type="string">
            <text:p>Yahweh_Jeová</text:p>
            <text:p>(e0c7)</text:p>
          </table:table-cell>
          <table:table-cell office:value-type="string" calcext:value-type="string">
            <text:p></text:p>
          </table:table-cell>
          <table:table-cell office:value-type="string" calcext:value-type="string">
            <text:p>Ártemas</text:p>
            <text:p>(ec3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vestir</text:p>
            <text:p>(e147)</text:p>
          </table:table-cell>
          <table:table-cell office:value-type="string" calcext:value-type="string">
            <text:p></text:p>
          </table:table-cell>
          <table:table-cell office:value-type="string" calcext:value-type="string">
            <text:p>Zacarias</text:p>
            <text:p>(ea98)</text:p>
          </table:table-cell>
          <table:table-cell office:value-type="string" calcext:value-type="string">
            <text:p></text:p>
          </table:table-cell>
          <table:table-cell office:value-type="string" calcext:value-type="string">
            <text:p>Ásia</text:p>
            <text:p>(eb6f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vidro</text:p>
            <text:p>(ecde)</text:p>
          </table:table-cell>
          <table:table-cell office:value-type="string" calcext:value-type="string">
            <text:p></text:p>
          </table:table-cell>
          <table:table-cell office:value-type="string" calcext:value-type="string">
            <text:p>Zadoque</text:p>
            <text:p>(ea6d)</text:p>
          </table:table-cell>
          <table:table-cell office:value-type="string" calcext:value-type="string">
            <text:p></text:p>
          </table:table-cell>
          <table:table-cell office:value-type="string" calcext:value-type="string">
            <text:p>áspero</text:p>
            <text:p>(eca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a</text:p>
            <text:p>(e19a)</text:p>
          </table:table-cell>
          <table:table-cell office:value-type="string" calcext:value-type="string">
            <text:p></text:p>
          </table:table-cell>
          <table:table-cell office:value-type="string" calcext:value-type="string">
            <text:p>Zaqueu</text:p>
            <text:p>(ec7e)</text:p>
          </table:table-cell>
          <table:table-cell office:value-type="string" calcext:value-type="string">
            <text:p></text:p>
          </table:table-cell>
          <table:table-cell office:value-type="string" calcext:value-type="string">
            <text:p>Éfeso</text:p>
            <text:p>(ec0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ingar-se</text:p>
            <text:p>(ed0c)</text:p>
          </table:table-cell>
          <table:table-cell office:value-type="string" calcext:value-type="string">
            <text:p></text:p>
          </table:table-cell>
          <table:table-cell office:value-type="string" calcext:value-type="string">
            <text:p>Zebedeu</text:p>
            <text:p>(e359)</text:p>
          </table:table-cell>
          <table:table-cell office:value-type="string" calcext:value-type="string">
            <text:p></text:p>
          </table:table-cell>
          <table:table-cell office:value-type="string" calcext:value-type="string">
            <text:p>Êubulo</text:p>
            <text:p>(ecb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hedo</text:p>
            <text:p>(e27f)</text:p>
          </table:table-cell>
          <table:table-cell office:value-type="string" calcext:value-type="string">
            <text:p></text:p>
          </table:table-cell>
          <table:table-cell office:value-type="string" calcext:value-type="string">
            <text:p>Zebulom</text:p>
            <text:p>(ea3f)</text:p>
          </table:table-cell>
          <table:table-cell office:value-type="string" calcext:value-type="string">
            <text:p></text:p>
          </table:table-cell>
          <table:table-cell office:value-type="string" calcext:value-type="string">
            <text:p>Êutico</text:p>
            <text:p>(eb1f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ho</text:p>
            <text:p>(ec91)</text:p>
          </table:table-cell>
          <table:table-cell office:value-type="string" calcext:value-type="string">
            <text:p></text:p>
          </table:table-cell>
          <table:table-cell office:value-type="string" calcext:value-type="string">
            <text:p>Zenas</text:p>
            <text:p>(ed09)</text:p>
          </table:table-cell>
          <table:table-cell office:value-type="string" calcext:value-type="string">
            <text:p></text:p>
          </table:table-cell>
          <table:table-cell office:value-type="string" calcext:value-type="string">
            <text:p>ídolo</text:p>
            <text:p>(e35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vinho</text:p>
            <text:p>(e275)</text:p>
          </table:table-cell>
          <table:table-cell office:value-type="string" calcext:value-type="string">
            <text:p></text:p>
          </table:table-cell>
          <table:table-cell office:value-type="string" calcext:value-type="string">
            <text:p>Zera</text:p>
            <text:p>(ea4d)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óleo</text:p>
            <text:p>(e03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r</text:p>
            <text:p>(e25a)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  <text:p>(e28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em</text:p>
            <text:p>(ea7e)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zombar</text:p>
            <text:p>(ea1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vivo</text:p>
            <text:p>(e09f)</text:p>
          </table:table-cell>
          <table:table-cell office:value-type="string" calcext:value-type="string">
            <text:p></text:p>
          </table:table-cell>
          <table:table-cell office:value-type="string" calcext:value-type="string">
            <text:p>Zorobabel</text:p>
            <text:p>(ea6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vizinho</text:p>
            <text:p>(e173)</text:p>
          </table:table-cell>
          <table:table-cell office:value-type="string" calcext:value-type="string">
            <text:p></text:p>
          </table:table-cell>
          <table:table-cell office:value-type="string" calcext:value-type="string">
            <text:p>Áfia</text:p>
            <text:p>(ecf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viúva</text:p>
            <text:p>(e016)</text:p>
          </table:table-cell>
          <table:table-cell office:value-type="string" calcext:value-type="string">
            <text:p></text:p>
          </table:table-cell>
          <table:table-cell office:value-type="string" calcext:value-type="string">
            <text:p>Ágabo</text:p>
            <text:p>(eb8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voar</text:p>
            <text:p>(e25b)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água</text:p>
            <text:p>(e247)</text:p>
          </table:table-cell>
          <table:table-cell table:number-columns-repeated="4"/>
        </table:table-row>
        <table:table-row table:style-name="ro1" table:number-rows-repeated="10482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_6" svg:font-family="SUN7_6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05:42:30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3-21T05:44:24.903000000</dc:date>
    <meta:editing-duration>PT1M55S</meta:editing-duration>
    <meta:editing-cycles>1</meta:editing-cycles>
    <meta:document-statistic meta:table-count="1" meta:cell-count="2644" meta:object-count="0"/>
  </office:meta>
</office:document-meta>
</file>